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6.56mm"/>
    </style:style>
    <style:style style:name="co2" style:family="table-column">
      <style:table-column-properties fo:break-before="auto" style:column-width="21.54mm"/>
    </style:style>
    <style:style style:name="co3" style:family="table-column">
      <style:table-column-properties fo:break-before="auto" style:column-width="20.41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14.53mm"/>
    </style:style>
    <style:style style:name="co6" style:family="table-column">
      <style:table-column-properties fo:break-before="auto" style:column-width="21.66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0.3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fo:padding="0.71mm"/>
    </style:style>
    <style:style style:name="ce3" style:family="table-cell" style:parent-style-name="Default">
      <style:table-cell-properties style:cell-protect="protected" style:print-content="true" fo:padding="0.71mm"/>
      <style:text-properties fo:color="#ff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5" style:family="table-cell" style:parent-style-name="Default">
      <style:table-cell-properties style:cell-protect="protected" style:print-content="true" fo:background-color="transparent" fo:padding="0.71mm"/>
    </style:style>
    <style:style style:name="ce6" style:family="table-cell" style:parent-style-name="Default">
      <style:table-cell-properties fo:padding="0.71mm"/>
    </style:style>
    <style:style style:name="ce7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 style:data-style-name="N61">
      <style:table-cell-properties style:cell-protect="protected" style:print-content="true" fo:padding="0.71mm"/>
    </style:style>
    <style:style style:name="ce9" style:family="table-cell" style:parent-style-name="Default" style:data-style-name="N0">
      <style:table-cell-properties style:glyph-orientation-vertical="0" fo:background-color="#ccffcc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cell-protect="protected" style:print-content="true" fo:padding="0.71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5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6" style:family="table-cell" style:parent-style-name="Default" style:data-style-name="N61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61">
      <style:table-cell-properties style:cell-protect="protected" style:print-content="true"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9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0" style:family="table-cell" style:parent-style-name="Default">
      <style:table-cell-properties style:cell-protect="none" style:print-content="true" fo:padding="0.71mm"/>
    </style:style>
    <style:style style:name="ce21" style:family="table-cell" style:parent-style-name="Default">
      <style:table-cell-properties fo:background-color="#ffff00" style:cell-protect="protected" style:print-content="true" fo:padding="0.71mm"/>
    </style:style>
    <style:style style:name="ce22" style:family="table-cell" style:parent-style-name="Default" style:data-style-name="N2">
      <style:table-cell-properties fo:padding="0.71mm"/>
    </style:style>
    <style:style style:name="ce2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ccffcc" fo:padding="0.71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style:font-style-complex="italic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0pt" style:font-size-complex="10pt" style:font-weight-asian="normal" style:font-weight-complex="normal" style:font-style-asian="italic" style:font-name="Arial"/>
    </style:style>
    <style:style style:name="T2" style:family="text">
      <style:text-properties fo:font-size="10pt" fo:font-weight="normal" style:text-underline-style="none" style:text-underline-color="font-color" style:text-line-through-type="none" style:text-outline="false" fo:text-shadow="none" style:text-position="0% 100%" style:font-name-complex="Arial" style:font-size-asian="10pt" style:font-size-complex="10pt" style:font-weight-asian="normal" style:font-weight-complex="normal" style:font-name="Arial" fo:font-style="normal" style:font-style-asian="normal" style:font-style-complex="normal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style:text-outline="false" fo:text-shadow="none" style:text-position="0% 100%" style:font-name-complex="Arial" style:font-size-asian="10pt" style:font-size-complex="10pt" style:font-weight-asian="normal" style:font-weight-complex="normal" fo:font-style="italic" style:font-style-asian="italic" style:font-style-complex="italic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style:text-outline="false" fo:text-shadow="none" style:font-name-complex="Arial" style:font-size-asian="10pt" style:font-size-complex="10pt" style:font-weight-asian="normal" style:font-weight-complex="normal" fo:font-style="normal" style:text-position="33% 58%" style:font-style-asian="normal" style:font-style-complex="normal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style:text-outline="false" fo:text-shadow="none" style:font-name-complex="Arial" style:font-size-asian="10pt" style:font-size-complex="10pt" style:font-weight-asian="normal" style:font-weight-complex="normal" fo:font-style="normal" style:font-style-asian="normal" style:font-style-complex="normal" style:text-position="0% 100%"/>
    </style:style>
  </office:automatic-styles>
  <office:body>
    <office:spreadsheet>
      <table:calculation-settings table:automatic-find-labels="false"/>
      <table:table table:name="nth order decay" table:style-name="ta1">
        <table:shapes>
          <draw:frame draw:z-index="0" draw:style-name="gr1" draw:text-style-name="P1" svg:width="159.99mm" svg:height="89.99mm" svg:x="63.68mm" svg:y="53.21mm">
            <loext:p draw:notify-on-update-of-ranges="'nth order decay'.A12:'nth order decay'.A162 'nth order decay'.B12:'nth order decay'.B162 'nth order decay'.L2:'nth order decay'.L8 'nth order decay'.M2:'nth order decay'.M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6"/>
        <table:table-column table:style-name="co2" table:number-columns-repeated="3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3" table:number-columns-repeated="5" table:default-cell-style-name="ce6"/>
        <table:table-column table:style-name="co5" table:default-cell-style-name="ce6"/>
        <table:table-column table:style-name="co3" table:number-columns-repeated="5" table:default-cell-style-name="ce6"/>
        <table:table-column table:style-name="co5" table:default-cell-style-name="ce6"/>
        <table:table-column table:style-name="co3" table:number-columns-repeated="5" table:default-cell-style-name="ce6"/>
        <table:table-column table:style-name="co6" table:number-columns-repeated="1000" table:default-cell-style-name="Default"/>
        <table:table-row table:style-name="ro1">
          <table:table-cell table:style-name="ce1" office:value-type="string" calcext:value-type="string">
            <text:p>Input Data:</text:p>
          </table:table-cell>
          <table:table-cell table:style-name="ce2" table:number-columns-repeated="5"/>
          <table:table-cell table:style-name="ce1" office:value-type="string" calcext:value-type="string">
            <text:p>Intermediate Results:</text:p>
          </table:table-cell>
          <table:table-cell table:style-name="ce2" table:number-columns-repeated="3"/>
          <table:table-cell table:style-name="ce2" office:value-type="string" calcext:value-type="string">
            <text:p>Data</text:p>
          </table:table-cell>
          <table:table-cell table:style-name="Default" office:value-type="string" calcext:value-type="string">
            <text:p>time</text:p>
          </table:table-cell>
          <table:table-cell table:style-name="ce2" office:value-type="string" calcext:value-type="string">
            <text:p>Co 60</text:p>
          </table:table-cell>
          <table:table-cell table:style-name="ce2" office:value-type="string" calcext:value-type="string">
            <text:p>Sr 90</text:p>
          </table:table-cell>
          <table:table-cell table:style-name="ce2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initial concentr.</text:p>
          </table:table-cell>
          <table:table-cell table:style-name="ce2" office:value-type="string" calcext:value-type="string">
            <text:p>[M/L³]</text:p>
          </table:table-cell>
          <table:table-cell table:style-name="ce9" office:value-type="float" office:value="10" calcext:value-type="float">
            <text:p>10</text:p>
          </table:table-cell>
          <table:table-cell table:style-name="ce13" table:formula="of:=IF(OR([.$C$2]=&quot;&quot;;[.$C$2]&lt;=0);&quot;&lt;-- value &gt; 0 required&quot;;&quot;&quot;)">
            <text:p/>
          </table:table-cell>
          <table:table-cell table:style-name="ce2" table:number-columns-repeated="2"/>
          <table:table-cell table:style-name="ce2" office:value-type="string" calcext:value-type="string">
            <text:p>degrad. constant</text:p>
          </table:table-cell>
          <table:table-cell table:style-name="ce2" office:value-type="string" calcext:value-type="string">
            <text:p>[1/T]</text:p>
          </table:table-cell>
          <table:table-cell table:style-name="ce8" table:formula="of:=IF(OR([.$D$3]&lt;&gt;&quot;&quot;;[.$D$4]&lt;&gt;&quot;&quot;);&quot;&quot;;IF([.$D$2]&lt;&gt;&quot;&quot;;&quot;&quot;;IF([.$C$3]=1;LN(2)/[.$C$4];(1-2^([.$C$3]-1))/(1-[.$C$3])*[.$C$2]^(1-[.$C$3])/[.$C$4])))" office:value-type="float" office:value="0.131777030524704" calcext:value-type="float">
            <text:p>1.32E-01</text:p>
          </table:table-cell>
          <table:table-cell table:style-name="ce2" table:number-columns-repeated="2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[-]</text:p>
          </table:table-cell>
          <table:table-cell table:style-name="ce9" office:value-type="float" office:value="1" calcext:value-type="float">
            <text:p>1</text:p>
          </table:table-cell>
          <table:table-cell table:style-name="ce13" table:formula="of:=IF(OR([.$C$3]=&quot;&quot;;[.$C$3]&lt;0);&quot;&lt;-- value &gt;= 0 required&quot;;&quot;&quot;)">
            <text:p/>
          </table:table-cell>
          <table:table-cell table:style-name="ce2" table:number-columns-repeated="2"/>
          <table:table-cell table:style-name="ce2" office:value-type="string" calcext:value-type="string">
            <text:p>time to reach <text:span text:style-name="T1">c</text:span><text:span text:style-name="T2"> = 0</text:span></text:p>
          </table:table-cell>
          <table:table-cell table:style-name="ce2" office:value-type="string" calcext:value-type="string">
            <text:p>[T]</text:p>
          </table:table-cell>
          <table:table-cell table:style-name="ce16" table:formula="of:=IF(OR([.$I$2]=&quot;&quot;;[.$C$3]=&quot;&quot;;[.$C$3]&gt;=1);&quot;&quot;;[.$C$2]^(1-[.$C$3])/(1-[.$C$3])/[.$I$2])">
            <text:p/>
          </table:table-cell>
          <table:table-cell table:style-name="ce2" table:number-columns-repeated="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8.76" calcext:value-type="float">
            <text:p>8.76</text:p>
          </table:table-cell>
          <table:table-cell table:style-name="ce22" office:value-type="float" office:value="9.76" calcext:value-type="float">
            <text:p>9.76</text:p>
          </table:table-cell>
          <table:table-cell table:style-name="ce2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half-life</text:p>
          </table:table-cell>
          <table:table-cell table:style-name="ce2" office:value-type="string" calcext:value-type="string">
            <text:p>[T]</text:p>
          </table:table-cell>
          <table:table-cell table:style-name="ce9" office:value-type="float" office:value="5.26" calcext:value-type="float">
            <text:p>5.26</text:p>
          </table:table-cell>
          <table:table-cell table:style-name="ce13" table:formula="of:=IF(OR([.$C$4]=&quot;&quot;;[.$C$4]&lt;=0);&quot;&lt;-- value &gt; 0 required&quot;;&quot;&quot;)">
            <text:p/>
          </table:table-cell>
          <table:table-cell table:style-name="ce2" table:number-columns-repeated="4"/>
          <table:table-cell table:style-name="ce17"/>
          <table:table-cell table:style-name="ce2" table:number-columns-repeated="2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7.68" calcext:value-type="float">
            <text:p>7.68</text:p>
          </table:table-cell>
          <table:table-cell office:value-type="float" office:value="9.52" calcext:value-type="float">
            <text:p>9.52</text:p>
          </table:table-cell>
          <table:table-cell table:style-name="ce2" table:number-columns-repeated="12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0"/>
          <table:table-cell table:style-name="ce13"/>
          <table:table-cell table:style-name="ce2" table:number-columns-repeated="4"/>
          <table:table-cell table:style-name="ce17"/>
          <table:table-cell table:style-name="ce2" table:number-columns-repeated="2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5.17" calcext:value-type="float">
            <text:p>5.17</text:p>
          </table:table-cell>
          <table:table-cell office:value-type="float" office:value="8.84" calcext:value-type="float">
            <text:p>8.84</text:p>
          </table:table-cell>
          <table:table-cell table:style-name="ce2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time increment</text:p>
          </table:table-cell>
          <table:table-cell table:style-name="ce2" office:value-type="string" calcext:value-type="string">
            <text:p>[T]</text:p>
          </table:table-cell>
          <table:table-cell table:style-name="ce9" office:value-type="float" office:value="0.2" calcext:value-type="float">
            <text:p>0.2</text:p>
          </table:table-cell>
          <table:table-cell table:style-name="ce13" table:formula="of:=IF(OR([.$C$6]=&quot;&quot;;[.$C$6]&lt;=0);&quot;&lt;-- value &gt; 0 required&quot;;&quot;&quot;)">
            <text:p/>
          </table:table-cell>
          <table:table-cell table:style-name="ce2" table:number-columns-repeated="4"/>
          <table:table-cell table:style-name="ce8"/>
          <table:table-cell table:style-name="ce2" table:number-columns-repeated="2"/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2.68" calcext:value-type="float">
            <text:p>2.68</text:p>
          </table:table-cell>
          <table:table-cell office:value-type="float" office:value="7.81" calcext:value-type="float">
            <text:p>7.81</text:p>
          </table:table-cell>
          <table:table-cell table:style-name="ce2" table:number-columns-repeated="12"/>
          <table:table-cell table:number-columns-repeated="998"/>
        </table:table-row>
        <table:table-row table:style-name="ro1">
          <table:table-cell table:style-name="ce2" table:number-columns-repeated="8"/>
          <table:table-cell table:style-name="ce16"/>
          <table:table-cell table:style-name="ce18"/>
          <table:table-cell table:style-name="ce2"/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.72" calcext:value-type="float">
            <text:p>0.72</text:p>
          </table:table-cell>
          <table:table-cell office:value-type="float" office:value="6.1" calcext:value-type="float">
            <text:p>6.1</text:p>
          </table:table-cell>
          <table:table-cell table:style-name="ce2" table:number-columns-repeated="12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1"/>
          <table:table-cell table:style-name="ce13"/>
          <table:table-cell table:style-name="ce2" table:number-columns-repeated="4"/>
          <table:table-cell table:style-name="ce16"/>
          <table:table-cell table:style-name="ce2" table:number-columns-repeated="2"/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Model Output:</text:p>
          </table:table-cell>
          <table:table-cell table:style-name="ce2" table:number-columns-repeated="7"/>
          <table:table-cell table:style-name="ce8"/>
          <table:table-cell table:style-name="ce19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table:formula="of:=IF(OR([.A12]=&quot;&quot;;[.A12]&lt;0);&quot;value &gt;= 0 required in cell A20 &quot;;&quot;&quot;)">
            <text:p/>
          </table:table-cell>
          <table:table-cell table:style-name="ce2" table:number-columns-repeated="3"/>
          <table:table-cell table:style-name="ce14"/>
          <table:table-cell table:style-name="ce15"/>
          <table:table-cell table:style-name="ce2" table:number-columns-repeated="2"/>
          <table:table-cell table:style-name="ce16"/>
          <table:table-cell table:style-name="ce2" table:number-columns-repeated="2"/>
          <table:table-cell table:style-name="ce21" office:value-type="string" calcext:value-type="string">
            <text:p>Place your data in column M</text:p>
          </table:table-cell>
          <table:table-cell table:style-name="ce21" table:number-columns-repeated="2"/>
          <table:table-cell table:style-name="ce2" table:number-columns-repeated="12"/>
          <table:table-cell table:number-columns-repeated="998"/>
        </table:table-row>
        <table:table-row table:style-name="ro1">
          <table:table-cell table:style-name="ce4" office:value-type="string" calcext:value-type="string">
            <text:p>time [T]</text:p>
          </table:table-cell>
          <table:table-cell table:style-name="ce7" office:value-type="string" calcext:value-type="string">
            <text:p>conc. [M/L³]</text:p>
          </table:table-cell>
          <table:table-cell table:style-name="ce2"/>
          <table:table-cell/>
          <table:table-cell table:style-name="ce7" table:number-columns-repeated="2"/>
          <table:table-cell table:style-name="ce2" table:number-columns-repeated="2"/>
          <table:table-cell table:style-name="ce8"/>
          <table:table-cell table:style-name="ce15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8" table:formula="of:=IF(OR([.$D$3]&lt;&gt;&quot;&quot;;[.A12]=&quot;&quot;);&quot;&quot;;IF([.$C$3]=1;[.$C$2]*EXP(-[.$I$2]*[.A12]);IF(AND([.$C$3]&lt;1;[.A12]&gt;=[.$I$3]);0;([.$C$2]^(1-[.$C$3])-(1-[.$C$3])*[.$I$2]*[.A12])^(1/(1-[.$C$3])))))" office:value-type="float" office:value="10" calcext:value-type="float">
            <text:p>1.00E+01</text:p>
          </table:table-cell>
          <table:table-cell/>
          <table:table-cell table:style-name="ce8" table:number-columns-repeated="3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table:formula="of:=IF([.$D$6]&lt;&gt;&quot;&quot;;&quot;&quot;;[.A12]+[.$C$6])" office:value-type="float" office:value="0.2" calcext:value-type="float">
            <text:p>0.2</text:p>
          </table:table-cell>
          <table:table-cell table:style-name="ce8" table:formula="of:=IF(OR([.$D$3]&lt;&gt;&quot;&quot;;[.A13]=&quot;&quot;);&quot;&quot;;IF([.$C$3]=1;[.$C$2]*EXP(-[.$I$2]*[.A13]);IF(AND([.$C$3]&lt;1;[.A13]&gt;=[.$I$3]);0;([.$C$2]^(1-[.$C$3])-(1-[.$C$3])*[.$I$2]*[.A13])^(1/(1-[.$C$3])))))" office:value-type="float" office:value="9.73988866498192" calcext:value-type="float">
            <text:p>9.74E+00</text:p>
          </table:table-cell>
          <table:table-cell/>
          <table:table-cell table:style-name="ce8" table:number-columns-repeated="3"/>
          <table:table-cell table:style-name="ce2" table:number-columns-repeated="3"/>
          <table:table-cell table:style-name="ce18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table:formula="of:=IF([.$D$6]&lt;&gt;&quot;&quot;;&quot;&quot;;[.A13]+[.$C$6])" office:value-type="float" office:value="0.4" calcext:value-type="float">
            <text:p>0.4</text:p>
          </table:table-cell>
          <table:table-cell table:style-name="ce8" table:formula="of:=IF(OR([.$D$3]&lt;&gt;&quot;&quot;;[.A14]=&quot;&quot;);&quot;&quot;;IF([.$C$3]=1;[.$C$2]*EXP(-[.$I$2]*[.A14]);IF(AND([.$C$3]&lt;1;[.A14]&gt;=[.$I$3]);0;([.$C$2]^(1-[.$C$3])-(1-[.$C$3])*[.$I$2]*[.A14])^(1/(1-[.$C$3])))))" office:value-type="float" office:value="9.48654312062433" calcext:value-type="float">
            <text:p>9.49E+00</text:p>
          </table:table-cell>
          <table:table-cell/>
          <table:table-cell table:style-name="ce8" table:number-columns-repeated="3"/>
          <table:table-cell table:style-name="ce2" table:number-columns-repeated="2"/>
          <table:table-cell table:style-name="ce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 table:formula="of:=IF([.$D$6]&lt;&gt;&quot;&quot;;&quot;&quot;;[.A14]+[.$C$6])" office:value-type="float" office:value="0.6" calcext:value-type="float">
            <text:p>0.6</text:p>
          </table:table-cell>
          <table:table-cell table:style-name="ce8" table:formula="of:=IF(OR([.$D$3]&lt;&gt;&quot;&quot;;[.A15]=&quot;&quot;);&quot;&quot;;IF([.$C$3]=1;[.$C$2]*EXP(-[.$I$2]*[.A15]);IF(AND([.$C$3]&lt;1;[.A15]&gt;=[.$I$3]);0;([.$C$2]^(1-[.$C$3])-(1-[.$C$3])*[.$I$2]*[.A15])^(1/(1-[.$C$3])))))" office:value-type="float" office:value="9.23978738104312" calcext:value-type="float">
            <text:p>9.24E+00</text:p>
          </table:table-cell>
          <table:table-cell/>
          <table:table-cell table:style-name="ce8" table:number-columns-repeated="3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table:formula="of:=IF([.$D$6]&lt;&gt;&quot;&quot;;&quot;&quot;;[.A15]+[.$C$6])" office:value-type="float" office:value="0.8" calcext:value-type="float">
            <text:p>0.8</text:p>
          </table:table-cell>
          <table:table-cell table:style-name="ce8" table:formula="of:=IF(OR([.$D$3]&lt;&gt;&quot;&quot;;[.A16]=&quot;&quot;);&quot;&quot;;IF([.$C$3]=1;[.$C$2]*EXP(-[.$I$2]*[.A16]);IF(AND([.$C$3]&lt;1;[.A16]&gt;=[.$I$3]);0;([.$C$2]^(1-[.$C$3])-(1-[.$C$3])*[.$I$2]*[.A16])^(1/(1-[.$C$3])))))" office:value-type="float" office:value="8.99945003794649" calcext:value-type="float">
            <text:p>9.00E+00</text:p>
          </table:table-cell>
          <table:table-cell/>
          <table:table-cell table:style-name="ce8" table:number-columns-repeated="3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table:formula="of:=IF([.$D$6]&lt;&gt;&quot;&quot;;&quot;&quot;;[.A16]+[.$C$6])" office:value-type="float" office:value="1" calcext:value-type="float">
            <text:p>1</text:p>
          </table:table-cell>
          <table:table-cell table:style-name="ce8" table:formula="of:=IF(OR([.$D$3]&lt;&gt;&quot;&quot;;[.A17]=&quot;&quot;);&quot;&quot;;IF([.$C$3]=1;[.$C$2]*EXP(-[.$I$2]*[.A17]);IF(AND([.$C$3]&lt;1;[.A17]&gt;=[.$I$3]);0;([.$C$2]^(1-[.$C$3])-(1-[.$C$3])*[.$I$2]*[.A17])^(1/(1-[.$C$3])))))" office:value-type="float" office:value="8.76536414156661" calcext:value-type="float">
            <text:p>8.77E+00</text:p>
          </table:table-cell>
          <table:table-cell/>
          <table:table-cell table:style-name="ce8" table:number-columns-repeated="3"/>
          <table:table-cell table:style-name="ce2" table:number-columns-repeated="15"/>
          <table:table-cell table:style-name="ce18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table:formula="of:=IF([.$D$6]&lt;&gt;&quot;&quot;;&quot;&quot;;[.A17]+[.$C$6])" office:value-type="float" office:value="1.2" calcext:value-type="float">
            <text:p>1.2</text:p>
          </table:table-cell>
          <table:table-cell table:style-name="ce8" table:formula="of:=IF(OR([.$D$3]&lt;&gt;&quot;&quot;;[.A18]=&quot;&quot;);&quot;&quot;;IF([.$C$3]=1;[.$C$2]*EXP(-[.$I$2]*[.A18]);IF(AND([.$C$3]&lt;1;[.A18]&gt;=[.$I$3]);0;([.$C$2]^(1-[.$C$3])-(1-[.$C$3])*[.$I$2]*[.A18])^(1/(1-[.$C$3])))))" office:value-type="float" office:value="8.53736708468836" calcext:value-type="float">
            <text:p>8.54E+00</text:p>
          </table:table-cell>
          <table:table-cell/>
          <table:table-cell table:style-name="ce8" table:number-columns-repeated="3"/>
          <table:table-cell table:style-name="ce2" table:number-columns-repeated="3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5"/>
          <table:table-cell table:style-name="ce18"/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formula="of:=IF([.$D$6]&lt;&gt;&quot;&quot;;&quot;&quot;;[.A18]+[.$C$6])" office:value-type="float" office:value="1.4" calcext:value-type="float">
            <text:p>1.4</text:p>
          </table:table-cell>
          <table:table-cell table:style-name="ce8" table:formula="of:=IF(OR([.$D$3]&lt;&gt;&quot;&quot;;[.A19]=&quot;&quot;);&quot;&quot;;IF([.$C$3]=1;[.$C$2]*EXP(-[.$I$2]*[.A19]);IF(AND([.$C$3]&lt;1;[.A19]&gt;=[.$I$3]);0;([.$C$2]^(1-[.$C$3])-(1-[.$C$3])*[.$I$2]*[.A19])^(1/(1-[.$C$3])))))" office:value-type="float" office:value="8.3153004896946" calcext:value-type="float">
            <text:p>8.32E+00</text:p>
          </table:table-cell>
          <table:table-cell table:style-name="ce12"/>
          <table:table-cell table:style-name="ce8" table:number-columns-repeated="3"/>
          <table:table-cell table:style-name="ce7" table:number-columns-repeated="20"/>
          <table:table-cell table:style-name="ce12" table:number-columns-repeated="998"/>
        </table:table-row>
        <table:table-row table:style-name="ro1">
          <table:table-cell table:style-name="ce2" table:formula="of:=IF([.$D$6]&lt;&gt;&quot;&quot;;&quot;&quot;;[.A19]+[.$C$6])" office:value-type="float" office:value="1.6" calcext:value-type="float">
            <text:p>1.6</text:p>
          </table:table-cell>
          <table:table-cell table:style-name="ce8" table:formula="of:=IF(OR([.$D$3]&lt;&gt;&quot;&quot;;[.A20]=&quot;&quot;);&quot;&quot;;IF([.$C$3]=1;[.$C$2]*EXP(-[.$I$2]*[.A20]);IF(AND([.$C$3]&lt;1;[.A20]&gt;=[.$I$3]);0;([.$C$2]^(1-[.$C$3])-(1-[.$C$3])*[.$I$2]*[.A20])^(1/(1-[.$C$3])))))" office:value-type="float" office:value="8.0990100985495" calcext:value-type="float">
            <text:p>8.10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20]+[.$C$6])" office:value-type="float" office:value="1.8" calcext:value-type="float">
            <text:p>1.8</text:p>
          </table:table-cell>
          <table:table-cell table:style-name="ce8" table:formula="of:=IF(OR([.$D$3]&lt;&gt;&quot;&quot;;[.A21]=&quot;&quot;);&quot;&quot;;IF([.$C$3]=1;[.$C$2]*EXP(-[.$I$2]*[.A21]);IF(AND([.$C$3]&lt;1;[.A21]&gt;=[.$I$3]);0;([.$C$2]^(1-[.$C$3])-(1-[.$C$3])*[.$I$2]*[.A21])^(1/(1-[.$C$3])))))" office:value-type="float" office:value="7.88834566564364" calcext:value-type="float">
            <text:p>7.89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21]+[.$C$6])" office:value-type="float" office:value="2" calcext:value-type="float">
            <text:p>2</text:p>
          </table:table-cell>
          <table:table-cell table:style-name="ce8" table:formula="of:=IF(OR([.$D$3]&lt;&gt;&quot;&quot;;[.A22]=&quot;&quot;);&quot;&quot;;IF([.$C$3]=1;[.$C$2]*EXP(-[.$I$2]*[.A22]);IF(AND([.$C$3]&lt;1;[.A22]&gt;=[.$I$3]);0;([.$C$2]^(1-[.$C$3])-(1-[.$C$3])*[.$I$2]*[.A22])^(1/(1-[.$C$3])))))" office:value-type="float" office:value="7.68316085342618" calcext:value-type="float">
            <text:p>7.68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22]+[.$C$6])" office:value-type="float" office:value="2.2" calcext:value-type="float">
            <text:p>2.2</text:p>
          </table:table-cell>
          <table:table-cell table:style-name="ce8" table:formula="of:=IF(OR([.$D$3]&lt;&gt;&quot;&quot;;[.A23]=&quot;&quot;);&quot;&quot;;IF([.$C$3]=1;[.$C$2]*EXP(-[.$I$2]*[.A23]);IF(AND([.$C$3]&lt;1;[.A23]&gt;=[.$I$3]);0;([.$C$2]^(1-[.$C$3])-(1-[.$C$3])*[.$I$2]*[.A23])^(1/(1-[.$C$3])))))" office:value-type="float" office:value="7.48331313075185" calcext:value-type="float">
            <text:p>7.48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23]+[.$C$6])" office:value-type="float" office:value="2.4" calcext:value-type="float">
            <text:p>2.4</text:p>
          </table:table-cell>
          <table:table-cell table:style-name="ce8" table:formula="of:=IF(OR([.$D$3]&lt;&gt;&quot;&quot;;[.A24]=&quot;&quot;);&quot;&quot;;IF([.$C$3]=1;[.$C$2]*EXP(-[.$I$2]*[.A24]);IF(AND([.$C$3]&lt;1;[.A24]&gt;=[.$I$3]);0;([.$C$2]^(1-[.$C$3])-(1-[.$C$3])*[.$I$2]*[.A24])^(1/(1-[.$C$3])))))" office:value-type="float" office:value="7.28866367387203" calcext:value-type="float">
            <text:p>7.29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24]+[.$C$6])" office:value-type="float" office:value="2.6" calcext:value-type="float">
            <text:p>2.6</text:p>
          </table:table-cell>
          <table:table-cell table:style-name="ce8" table:formula="of:=IF(OR([.$D$3]&lt;&gt;&quot;&quot;;[.A25]=&quot;&quot;);&quot;&quot;;IF([.$C$3]=1;[.$C$2]*EXP(-[.$I$2]*[.A25]);IF(AND([.$C$3]&lt;1;[.A25]&gt;=[.$I$3]);0;([.$C$2]^(1-[.$C$3])-(1-[.$C$3])*[.$I$2]*[.A25])^(1/(1-[.$C$3])))))" office:value-type="float" office:value="7.09907727000117" calcext:value-type="float">
            <text:p>7.10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25]+[.$C$6])" office:value-type="float" office:value="2.8" calcext:value-type="float">
            <text:p>2.8</text:p>
          </table:table-cell>
          <table:table-cell table:style-name="ce8" table:formula="of:=IF(OR([.$D$3]&lt;&gt;&quot;&quot;;[.A26]=&quot;&quot;);&quot;&quot;;IF([.$C$3]=1;[.$C$2]*EXP(-[.$I$2]*[.A26]);IF(AND([.$C$3]&lt;1;[.A26]&gt;=[.$I$3]);0;([.$C$2]^(1-[.$C$3])-(1-[.$C$3])*[.$I$2]*[.A26])^(1/(1-[.$C$3])))))" office:value-type="float" office:value="6.91442222339152" calcext:value-type="float">
            <text:p>6.91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26]+[.$C$6])" office:value-type="float" office:value="3" calcext:value-type="float">
            <text:p>3</text:p>
          </table:table-cell>
          <table:table-cell table:style-name="ce8" table:formula="of:=IF(OR([.$D$3]&lt;&gt;&quot;&quot;;[.A27]=&quot;&quot;);&quot;&quot;;IF([.$C$3]=1;[.$C$2]*EXP(-[.$I$2]*[.A27]);IF(AND([.$C$3]&lt;1;[.A27]&gt;=[.$I$3]);0;([.$C$2]^(1-[.$C$3])-(1-[.$C$3])*[.$I$2]*[.A27])^(1/(1-[.$C$3])))))" office:value-type="float" office:value="6.73457026385101" calcext:value-type="float">
            <text:p>6.73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27]+[.$C$6])" office:value-type="float" office:value="3.2" calcext:value-type="float">
            <text:p>3.2</text:p>
          </table:table-cell>
          <table:table-cell table:style-name="ce8" table:formula="of:=IF(OR([.$D$3]&lt;&gt;&quot;&quot;;[.A28]=&quot;&quot;);&quot;&quot;;IF([.$C$3]=1;[.$C$2]*EXP(-[.$I$2]*[.A28]);IF(AND([.$C$3]&lt;1;[.A28]&gt;=[.$I$3]);0;([.$C$2]^(1-[.$C$3])-(1-[.$C$3])*[.$I$2]*[.A28])^(1/(1-[.$C$3])))))" office:value-type="float" office:value="6.55939645764068" calcext:value-type="float">
            <text:p>6.56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28]+[.$C$6])" office:value-type="float" office:value="3.4" calcext:value-type="float">
            <text:p>3.4</text:p>
          </table:table-cell>
          <table:table-cell table:style-name="ce8" table:formula="of:=IF(OR([.$D$3]&lt;&gt;&quot;&quot;;[.A29]=&quot;&quot;);&quot;&quot;;IF([.$C$3]=1;[.$C$2]*EXP(-[.$I$2]*[.A29]);IF(AND([.$C$3]&lt;1;[.A29]&gt;=[.$I$3]);0;([.$C$2]^(1-[.$C$3])-(1-[.$C$3])*[.$I$2]*[.A29])^(1/(1-[.$C$3])))))" office:value-type="float" office:value="6.3887791206897" calcext:value-type="float">
            <text:p>6.39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29]+[.$C$6])" office:value-type="float" office:value="3.6" calcext:value-type="float">
            <text:p>3.6</text:p>
          </table:table-cell>
          <table:table-cell table:style-name="ce8" table:formula="of:=IF(OR([.$D$3]&lt;&gt;&quot;&quot;;[.A30]=&quot;&quot;);&quot;&quot;;IF([.$C$3]=1;[.$C$2]*EXP(-[.$I$2]*[.A30]);IF(AND([.$C$3]&lt;1;[.A30]&gt;=[.$I$3]);0;([.$C$2]^(1-[.$C$3])-(1-[.$C$3])*[.$I$2]*[.A30])^(1/(1-[.$C$3])))))" office:value-type="float" office:value="6.22259973406788" calcext:value-type="float">
            <text:p>6.22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30]+[.$C$6])" office:value-type="float" office:value="3.8" calcext:value-type="float">
            <text:p>3.8</text:p>
          </table:table-cell>
          <table:table-cell table:style-name="ce8" table:formula="of:=IF(OR([.$D$3]&lt;&gt;&quot;&quot;;[.A31]=&quot;&quot;);&quot;&quot;;IF([.$C$3]=1;[.$C$2]*EXP(-[.$I$2]*[.A31]);IF(AND([.$C$3]&lt;1;[.A31]&gt;=[.$I$3]);0;([.$C$2]^(1-[.$C$3])-(1-[.$C$3])*[.$I$2]*[.A31])^(1/(1-[.$C$3])))))" office:value-type="float" office:value="6.06074286165673" calcext:value-type="float">
            <text:p>6.06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31]+[.$C$6])" office:value-type="float" office:value="4" calcext:value-type="float">
            <text:p>4</text:p>
          </table:table-cell>
          <table:table-cell table:style-name="ce8" table:formula="of:=IF(OR([.$D$3]&lt;&gt;&quot;&quot;;[.A32]=&quot;&quot;);&quot;&quot;;IF([.$C$3]=1;[.$C$2]*EXP(-[.$I$2]*[.A32]);IF(AND([.$C$3]&lt;1;[.A32]&gt;=[.$I$3]);0;([.$C$2]^(1-[.$C$3])-(1-[.$C$3])*[.$I$2]*[.A32])^(1/(1-[.$C$3])))))" office:value-type="float" office:value="5.90309606996205" calcext:value-type="float">
            <text:p>5.90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32]+[.$C$6])" office:value-type="float" office:value="4.2" calcext:value-type="float">
            <text:p>4.2</text:p>
          </table:table-cell>
          <table:table-cell table:style-name="ce8" table:formula="of:=IF(OR([.$D$3]&lt;&gt;&quot;&quot;;[.A33]=&quot;&quot;);&quot;&quot;;IF([.$C$3]=1;[.$C$2]*EXP(-[.$I$2]*[.A33]);IF(AND([.$C$3]&lt;1;[.A33]&gt;=[.$I$3]);0;([.$C$2]^(1-[.$C$3])-(1-[.$C$3])*[.$I$2]*[.A33])^(1/(1-[.$C$3])))))" office:value-type="float" office:value="5.74954985001227" calcext:value-type="float">
            <text:p>5.75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33]+[.$C$6])" office:value-type="float" office:value="4.4" calcext:value-type="float">
            <text:p>4.4</text:p>
          </table:table-cell>
          <table:table-cell table:style-name="ce8" table:formula="of:=IF(OR([.$D$3]&lt;&gt;&quot;&quot;;[.A34]=&quot;&quot;);&quot;&quot;;IF([.$C$3]=1;[.$C$2]*EXP(-[.$I$2]*[.A34]);IF(AND([.$C$3]&lt;1;[.A34]&gt;=[.$I$3]);0;([.$C$2]^(1-[.$C$3])-(1-[.$C$3])*[.$I$2]*[.A34])^(1/(1-[.$C$3])))))" office:value-type="float" office:value="5.5999975412883" calcext:value-type="float">
            <text:p>5.60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34]+[.$C$6])" office:value-type="float" office:value="4.6" calcext:value-type="float">
            <text:p>4.6</text:p>
          </table:table-cell>
          <table:table-cell table:style-name="ce8" table:formula="of:=IF(OR([.$D$3]&lt;&gt;&quot;&quot;;[.A35]=&quot;&quot;);&quot;&quot;;IF([.$C$3]=1;[.$C$2]*EXP(-[.$I$2]*[.A35]);IF(AND([.$C$3]&lt;1;[.A35]&gt;=[.$I$3]);0;([.$C$2]^(1-[.$C$3])-(1-[.$C$3])*[.$I$2]*[.A35])^(1/(1-[.$C$3])))))" office:value-type="float" office:value="5.45433525763205" calcext:value-type="float">
            <text:p>5.45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35]+[.$C$6])" office:value-type="float" office:value="4.8" calcext:value-type="float">
            <text:p>4.8</text:p>
          </table:table-cell>
          <table:table-cell table:style-name="ce8" table:formula="of:=IF(OR([.$D$3]&lt;&gt;&quot;&quot;;[.A36]=&quot;&quot;);&quot;&quot;;IF([.$C$3]=1;[.$C$2]*EXP(-[.$I$2]*[.A36]);IF(AND([.$C$3]&lt;1;[.A36]&gt;=[.$I$3]);0;([.$C$2]^(1-[.$C$3])-(1-[.$C$3])*[.$I$2]*[.A36])^(1/(1-[.$C$3])))))" office:value-type="float" office:value="5.31246181508217" calcext:value-type="float">
            <text:p>5.31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36]+[.$C$6])" office:value-type="float" office:value="5" calcext:value-type="float">
            <text:p>5</text:p>
          </table:table-cell>
          <table:table-cell table:style-name="ce8" table:formula="of:=IF(OR([.$D$3]&lt;&gt;&quot;&quot;;[.A37]=&quot;&quot;);&quot;&quot;;IF([.$C$3]=1;[.$C$2]*EXP(-[.$I$2]*[.A37]);IF(AND([.$C$3]&lt;1;[.A37]&gt;=[.$I$3]);0;([.$C$2]^(1-[.$C$3])-(1-[.$C$3])*[.$I$2]*[.A37])^(1/(1-[.$C$3])))))" office:value-type="float" office:value="5.17427866158681" calcext:value-type="float">
            <text:p>5.17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37]+[.$C$6])" office:value-type="float" office:value="5.2" calcext:value-type="float">
            <text:p>5.2</text:p>
          </table:table-cell>
          <table:table-cell table:style-name="ce8" table:formula="of:=IF(OR([.$D$3]&lt;&gt;&quot;&quot;;[.A38]=&quot;&quot;);&quot;&quot;;IF([.$C$3]=1;[.$C$2]*EXP(-[.$I$2]*[.A38]);IF(AND([.$C$3]&lt;1;[.A38]&gt;=[.$I$3]);0;([.$C$2]^(1-[.$C$3])-(1-[.$C$3])*[.$I$2]*[.A38])^(1/(1-[.$C$3])))))" office:value-type="float" office:value="5.03968980854472" calcext:value-type="float">
            <text:p>5.04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38]+[.$C$6])" office:value-type="float" office:value="5.4" calcext:value-type="float">
            <text:p>5.4</text:p>
          </table:table-cell>
          <table:table-cell table:style-name="ce8" table:formula="of:=IF(OR([.$D$3]&lt;&gt;&quot;&quot;;[.A39]=&quot;&quot;);&quot;&quot;;IF([.$C$3]=1;[.$C$2]*EXP(-[.$I$2]*[.A39]);IF(AND([.$C$3]&lt;1;[.A39]&gt;=[.$I$3]);0;([.$C$2]^(1-[.$C$3])-(1-[.$C$3])*[.$I$2]*[.A39])^(1/(1-[.$C$3])))))" office:value-type="float" office:value="4.90860176412696" calcext:value-type="float">
            <text:p>4.91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39]+[.$C$6])" office:value-type="float" office:value="5.6" calcext:value-type="float">
            <text:p>5.6</text:p>
          </table:table-cell>
          <table:table-cell table:style-name="ce8" table:formula="of:=IF(OR([.$D$3]&lt;&gt;&quot;&quot;;[.A40]=&quot;&quot;);&quot;&quot;;IF([.$C$3]=1;[.$C$2]*EXP(-[.$I$2]*[.A40]);IF(AND([.$C$3]&lt;1;[.A40]&gt;=[.$I$3]);0;([.$C$2]^(1-[.$C$3])-(1-[.$C$3])*[.$I$2]*[.A40])^(1/(1-[.$C$3])))))" office:value-type="float" office:value="4.78092346833305" calcext:value-type="float">
            <text:p>4.78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40]+[.$C$6])" office:value-type="float" office:value="5.8" calcext:value-type="float">
            <text:p>5.8</text:p>
          </table:table-cell>
          <table:table-cell table:style-name="ce8" table:formula="of:=IF(OR([.$D$3]&lt;&gt;&quot;&quot;;[.A41]=&quot;&quot;);&quot;&quot;;IF([.$C$3]=1;[.$C$2]*EXP(-[.$I$2]*[.A41]);IF(AND([.$C$3]&lt;1;[.A41]&gt;=[.$I$3]);0;([.$C$2]^(1-[.$C$3])-(1-[.$C$3])*[.$I$2]*[.A41])^(1/(1-[.$C$3])))))" office:value-type="float" office:value="4.65656622973631" calcext:value-type="float">
            <text:p>4.66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41]+[.$C$6])" office:value-type="float" office:value="6" calcext:value-type="float">
            <text:p>6</text:p>
          </table:table-cell>
          <table:table-cell table:style-name="ce8" table:formula="of:=IF(OR([.$D$3]&lt;&gt;&quot;&quot;;[.A42]=&quot;&quot;);&quot;&quot;;IF([.$C$3]=1;[.$C$2]*EXP(-[.$I$2]*[.A42]);IF(AND([.$C$3]&lt;1;[.A42]&gt;=[.$I$3]);0;([.$C$2]^(1-[.$C$3])-(1-[.$C$3])*[.$I$2]*[.A42])^(1/(1-[.$C$3])))))" office:value-type="float" office:value="4.53544366387463" calcext:value-type="float">
            <text:p>4.54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42]+[.$C$6])" office:value-type="float" office:value="6.2" calcext:value-type="float">
            <text:p>6.2</text:p>
          </table:table-cell>
          <table:table-cell table:style-name="ce8" table:formula="of:=IF(OR([.$D$3]&lt;&gt;&quot;&quot;;[.A43]=&quot;&quot;);&quot;&quot;;IF([.$C$3]=1;[.$C$2]*EXP(-[.$I$2]*[.A43]);IF(AND([.$C$3]&lt;1;[.A43]&gt;=[.$I$3]);0;([.$C$2]^(1-[.$C$3])-(1-[.$C$3])*[.$I$2]*[.A43])^(1/(1-[.$C$3])))))" office:value-type="float" office:value="4.41747163324366" calcext:value-type="float">
            <text:p>4.42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43]+[.$C$6])" office:value-type="float" office:value="6.4" calcext:value-type="float">
            <text:p>6.4</text:p>
          </table:table-cell>
          <table:table-cell table:style-name="ce8" table:formula="of:=IF(OR([.$D$3]&lt;&gt;&quot;&quot;;[.A44]=&quot;&quot;);&quot;&quot;;IF([.$C$3]=1;[.$C$2]*EXP(-[.$I$2]*[.A44]);IF(AND([.$C$3]&lt;1;[.A44]&gt;=[.$I$3]);0;([.$C$2]^(1-[.$C$3])-(1-[.$C$3])*[.$I$2]*[.A44])^(1/(1-[.$C$3])))))" office:value-type="float" office:value="4.30256818885091" calcext:value-type="float">
            <text:p>4.30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44]+[.$C$6])" office:value-type="float" office:value="6.6" calcext:value-type="float">
            <text:p>6.6</text:p>
          </table:table-cell>
          <table:table-cell table:style-name="ce8" table:formula="of:=IF(OR([.$D$3]&lt;&gt;&quot;&quot;;[.A45]=&quot;&quot;);&quot;&quot;;IF([.$C$3]=1;[.$C$2]*EXP(-[.$I$2]*[.A45]);IF(AND([.$C$3]&lt;1;[.A45]&gt;=[.$I$3]);0;([.$C$2]^(1-[.$C$3])-(1-[.$C$3])*[.$I$2]*[.A45])^(1/(1-[.$C$3])))))" office:value-type="float" office:value="4.19065351329008" calcext:value-type="float">
            <text:p>4.19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45]+[.$C$6])" office:value-type="float" office:value="6.8" calcext:value-type="float">
            <text:p>6.8</text:p>
          </table:table-cell>
          <table:table-cell table:style-name="ce8" table:formula="of:=IF(OR([.$D$3]&lt;&gt;&quot;&quot;;[.A46]=&quot;&quot;);&quot;&quot;;IF([.$C$3]=1;[.$C$2]*EXP(-[.$I$2]*[.A46]);IF(AND([.$C$3]&lt;1;[.A46]&gt;=[.$I$3]);0;([.$C$2]^(1-[.$C$3])-(1-[.$C$3])*[.$I$2]*[.A46])^(1/(1-[.$C$3])))))" office:value-type="float" office:value="4.08164986529607" calcext:value-type="float">
            <text:p>4.08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46]+[.$C$6])" office:value-type="float" office:value="7" calcext:value-type="float">
            <text:p>7</text:p>
          </table:table-cell>
          <table:table-cell table:style-name="ce8" table:formula="of:=IF(OR([.$D$3]&lt;&gt;&quot;&quot;;[.A47]=&quot;&quot;);&quot;&quot;;IF([.$C$3]=1;[.$C$2]*EXP(-[.$I$2]*[.A47]);IF(AND([.$C$3]&lt;1;[.A47]&gt;=[.$I$3]);0;([.$C$2]^(1-[.$C$3])-(1-[.$C$3])*[.$I$2]*[.A47])^(1/(1-[.$C$3])))))" office:value-type="float" office:value="3.97548152574222" calcext:value-type="float">
            <text:p>3.98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47]+[.$C$6])" office:value-type="float" office:value="7.2" calcext:value-type="float">
            <text:p>7.2</text:p>
          </table:table-cell>
          <table:table-cell table:style-name="ce8" table:formula="of:=IF(OR([.$D$3]&lt;&gt;&quot;&quot;;[.A48]=&quot;&quot;);&quot;&quot;;IF([.$C$3]=1;[.$C$2]*EXP(-[.$I$2]*[.A48]);IF(AND([.$C$3]&lt;1;[.A48]&gt;=[.$I$3]);0;([.$C$2]^(1-[.$C$3])-(1-[.$C$3])*[.$I$2]*[.A48])^(1/(1-[.$C$3])))))" office:value-type="float" office:value="3.87207474504216" calcext:value-type="float">
            <text:p>3.87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48]+[.$C$6])" office:value-type="float" office:value="7.4" calcext:value-type="float">
            <text:p>7.4</text:p>
          </table:table-cell>
          <table:table-cell table:style-name="ce8" table:formula="of:=IF(OR([.$D$3]&lt;&gt;&quot;&quot;;[.A49]=&quot;&quot;);&quot;&quot;;IF([.$C$3]=1;[.$C$2]*EXP(-[.$I$2]*[.A49]);IF(AND([.$C$3]&lt;1;[.A49]&gt;=[.$I$3]);0;([.$C$2]^(1-[.$C$3])-(1-[.$C$3])*[.$I$2]*[.A49])^(1/(1-[.$C$3])))))" office:value-type="float" office:value="3.77135769191989" calcext:value-type="float">
            <text:p>3.77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49]+[.$C$6])" office:value-type="float" office:value="7.6" calcext:value-type="float">
            <text:p>7.6</text:p>
          </table:table-cell>
          <table:table-cell table:style-name="ce8" table:formula="of:=IF(OR([.$D$3]&lt;&gt;&quot;&quot;;[.A50]=&quot;&quot;);&quot;&quot;;IF([.$C$3]=1;[.$C$2]*EXP(-[.$I$2]*[.A50]);IF(AND([.$C$3]&lt;1;[.A50]&gt;=[.$I$3]);0;([.$C$2]^(1-[.$C$3])-(1-[.$C$3])*[.$I$2]*[.A50])^(1/(1-[.$C$3])))))" office:value-type="float" office:value="3.6732604035123" calcext:value-type="float">
            <text:p>3.67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50]+[.$C$6])" office:value-type="float" office:value="7.8" calcext:value-type="float">
            <text:p>7.8</text:p>
          </table:table-cell>
          <table:table-cell table:style-name="ce8" table:formula="of:=IF(OR([.$D$3]&lt;&gt;&quot;&quot;;[.A51]=&quot;&quot;);&quot;&quot;;IF([.$C$3]=1;[.$C$2]*EXP(-[.$I$2]*[.A51]);IF(AND([.$C$3]&lt;1;[.A51]&gt;=[.$I$3]);0;([.$C$2]^(1-[.$C$3])-(1-[.$C$3])*[.$I$2]*[.A51])^(1/(1-[.$C$3])))))" office:value-type="float" office:value="3.57771473676963" calcext:value-type="float">
            <text:p>3.58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51]+[.$C$6])" office:value-type="float" office:value="8" calcext:value-type="float">
            <text:p>8</text:p>
          </table:table-cell>
          <table:table-cell table:style-name="ce8" table:formula="of:=IF(OR([.$D$3]&lt;&gt;&quot;&quot;;[.A52]=&quot;&quot;);&quot;&quot;;IF([.$C$3]=1;[.$C$2]*EXP(-[.$I$2]*[.A52]);IF(AND([.$C$3]&lt;1;[.A52]&gt;=[.$I$3]);0;([.$C$2]^(1-[.$C$3])-(1-[.$C$3])*[.$I$2]*[.A52])^(1/(1-[.$C$3])))))" office:value-type="float" office:value="3.48465432112013" calcext:value-type="float">
            <text:p>3.48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52]+[.$C$6])" office:value-type="float" office:value="8.2" calcext:value-type="float">
            <text:p>8.2</text:p>
          </table:table-cell>
          <table:table-cell table:style-name="ce8" table:formula="of:=IF(OR([.$D$3]&lt;&gt;&quot;&quot;;[.A53]=&quot;&quot;);&quot;&quot;;IF([.$C$3]=1;[.$C$2]*EXP(-[.$I$2]*[.A53]);IF(AND([.$C$3]&lt;1;[.A53]&gt;=[.$I$3]);0;([.$C$2]^(1-[.$C$3])-(1-[.$C$3])*[.$I$2]*[.A53])^(1/(1-[.$C$3])))))" office:value-type="float" office:value="3.39401451236583" calcext:value-type="float">
            <text:p>3.39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53]+[.$C$6])" office:value-type="float" office:value="8.4" calcext:value-type="float">
            <text:p>8.4</text:p>
          </table:table-cell>
          <table:table-cell table:style-name="ce8" table:formula="of:=IF(OR([.$D$3]&lt;&gt;&quot;&quot;;[.A54]=&quot;&quot;);&quot;&quot;;IF([.$C$3]=1;[.$C$2]*EXP(-[.$I$2]*[.A54]);IF(AND([.$C$3]&lt;1;[.A54]&gt;=[.$I$3]);0;([.$C$2]^(1-[.$C$3])-(1-[.$C$3])*[.$I$2]*[.A54])^(1/(1-[.$C$3])))))" office:value-type="float" office:value="3.30573234777761" calcext:value-type="float">
            <text:p>3.31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54]+[.$C$6])" office:value-type="float" office:value="8.6" calcext:value-type="float">
            <text:p>8.6</text:p>
          </table:table-cell>
          <table:table-cell table:style-name="ce8" table:formula="of:=IF(OR([.$D$3]&lt;&gt;&quot;&quot;;[.A55]=&quot;&quot;);&quot;&quot;;IF([.$C$3]=1;[.$C$2]*EXP(-[.$I$2]*[.A55]);IF(AND([.$C$3]&lt;1;[.A55]&gt;=[.$I$3]);0;([.$C$2]^(1-[.$C$3])-(1-[.$C$3])*[.$I$2]*[.A55])^(1/(1-[.$C$3])))))" office:value-type="float" office:value="3.21974650235832" calcext:value-type="float">
            <text:p>3.22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55]+[.$C$6])" office:value-type="float" office:value="8.8" calcext:value-type="float">
            <text:p>8.8</text:p>
          </table:table-cell>
          <table:table-cell table:style-name="ce8" table:formula="of:=IF(OR([.$D$3]&lt;&gt;&quot;&quot;;[.A56]=&quot;&quot;);&quot;&quot;;IF([.$C$3]=1;[.$C$2]*EXP(-[.$I$2]*[.A56]);IF(AND([.$C$3]&lt;1;[.A56]&gt;=[.$I$3]);0;([.$C$2]^(1-[.$C$3])-(1-[.$C$3])*[.$I$2]*[.A56])^(1/(1-[.$C$3])))))" office:value-type="float" office:value="3.1359972462435" calcext:value-type="float">
            <text:p>3.14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56]+[.$C$6])" office:value-type="float" office:value="9" calcext:value-type="float">
            <text:p>9</text:p>
          </table:table-cell>
          <table:table-cell table:style-name="ce8" table:formula="of:=IF(OR([.$D$3]&lt;&gt;&quot;&quot;;[.A57]=&quot;&quot;);&quot;&quot;;IF([.$C$3]=1;[.$C$2]*EXP(-[.$I$2]*[.A57]);IF(AND([.$C$3]&lt;1;[.A57]&gt;=[.$I$3]);0;([.$C$2]^(1-[.$C$3])-(1-[.$C$3])*[.$I$2]*[.A57])^(1/(1-[.$C$3])))))" office:value-type="float" office:value="3.05442640321016" calcext:value-type="float">
            <text:p>3.05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57]+[.$C$6])" office:value-type="float" office:value="9.2" calcext:value-type="float">
            <text:p>9.2</text:p>
          </table:table-cell>
          <table:table-cell table:style-name="ce8" table:formula="of:=IF(OR([.$D$3]&lt;&gt;&quot;&quot;;[.A58]=&quot;&quot;);&quot;&quot;;IF([.$C$3]=1;[.$C$2]*EXP(-[.$I$2]*[.A58]);IF(AND([.$C$3]&lt;1;[.A58]&gt;=[.$I$3]);0;([.$C$2]^(1-[.$C$3])-(1-[.$C$3])*[.$I$2]*[.A58])^(1/(1-[.$C$3])))))" office:value-type="float" office:value="2.97497731026481" calcext:value-type="float">
            <text:p>2.97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58]+[.$C$6])" office:value-type="float" office:value="9.4" calcext:value-type="float">
            <text:p>9.4</text:p>
          </table:table-cell>
          <table:table-cell table:style-name="ce8" table:formula="of:=IF(OR([.$D$3]&lt;&gt;&quot;&quot;;[.A59]=&quot;&quot;);&quot;&quot;;IF([.$C$3]=1;[.$C$2]*EXP(-[.$I$2]*[.A59]);IF(AND([.$C$3]&lt;1;[.A59]&gt;=[.$I$3]);0;([.$C$2]^(1-[.$C$3])-(1-[.$C$3])*[.$I$2]*[.A59])^(1/(1-[.$C$3])))))" office:value-type="float" office:value="2.89759477828266" calcext:value-type="float">
            <text:p>2.90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59]+[.$C$6])" office:value-type="float" office:value="9.6" calcext:value-type="float">
            <text:p>9.6</text:p>
          </table:table-cell>
          <table:table-cell table:style-name="ce8" table:formula="of:=IF(OR([.$D$3]&lt;&gt;&quot;&quot;;[.A60]=&quot;&quot;);&quot;&quot;;IF([.$C$3]=1;[.$C$2]*EXP(-[.$I$2]*[.A60]);IF(AND([.$C$3]&lt;1;[.A60]&gt;=[.$I$3]);0;([.$C$2]^(1-[.$C$3])-(1-[.$C$3])*[.$I$2]*[.A60])^(1/(1-[.$C$3])))))" office:value-type="float" office:value="2.82222505367061" calcext:value-type="float">
            <text:p>2.82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60]+[.$C$6])" office:value-type="float" office:value="9.8" calcext:value-type="float">
            <text:p>9.8</text:p>
          </table:table-cell>
          <table:table-cell table:style-name="ce8" table:formula="of:=IF(OR([.$D$3]&lt;&gt;&quot;&quot;;[.A61]=&quot;&quot;);&quot;&quot;;IF([.$C$3]=1;[.$C$2]*EXP(-[.$I$2]*[.A61]);IF(AND([.$C$3]&lt;1;[.A61]&gt;=[.$I$3]);0;([.$C$2]^(1-[.$C$3])-(1-[.$C$3])*[.$I$2]*[.A61])^(1/(1-[.$C$3])))))" office:value-type="float" office:value="2.74881578102744" calcext:value-type="float">
            <text:p>2.75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61]+[.$C$6])" office:value-type="float" office:value="10" calcext:value-type="float">
            <text:p>10</text:p>
          </table:table-cell>
          <table:table-cell table:style-name="ce8" table:formula="of:=IF(OR([.$D$3]&lt;&gt;&quot;&quot;;[.A62]=&quot;&quot;);&quot;&quot;;IF([.$C$3]=1;[.$C$2]*EXP(-[.$I$2]*[.A62]);IF(AND([.$C$3]&lt;1;[.A62]&gt;=[.$I$3]);0;([.$C$2]^(1-[.$C$3])-(1-[.$C$3])*[.$I$2]*[.A62])^(1/(1-[.$C$3])))))" office:value-type="float" office:value="2.67731596677526" calcext:value-type="float">
            <text:p>2.68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62]+[.$C$6])" office:value-type="float" office:value="10.2" calcext:value-type="float">
            <text:p>10.2</text:p>
          </table:table-cell>
          <table:table-cell table:style-name="ce8" table:formula="of:=IF(OR([.$D$3]&lt;&gt;&quot;&quot;;[.A63]=&quot;&quot;);&quot;&quot;;IF([.$C$3]=1;[.$C$2]*EXP(-[.$I$2]*[.A63]);IF(AND([.$C$3]&lt;1;[.A63]&gt;=[.$I$3]);0;([.$C$2]^(1-[.$C$3])-(1-[.$C$3])*[.$I$2]*[.A63])^(1/(1-[.$C$3])))))" office:value-type="float" office:value="2.60767594373695" calcext:value-type="float">
            <text:p>2.61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63]+[.$C$6])" office:value-type="float" office:value="10.4" calcext:value-type="float">
            <text:p>10.4</text:p>
          </table:table-cell>
          <table:table-cell table:style-name="ce8" table:formula="of:=IF(OR([.$D$3]&lt;&gt;&quot;&quot;;[.A64]=&quot;&quot;);&quot;&quot;;IF([.$C$3]=1;[.$C$2]*EXP(-[.$I$2]*[.A64]);IF(AND([.$C$3]&lt;1;[.A64]&gt;=[.$I$3]);0;([.$C$2]^(1-[.$C$3])-(1-[.$C$3])*[.$I$2]*[.A64])^(1/(1-[.$C$3])))))" office:value-type="float" office:value="2.53984733663495" calcext:value-type="float">
            <text:p>2.54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64]+[.$C$6])" office:value-type="float" office:value="10.6" calcext:value-type="float">
            <text:p>10.6</text:p>
          </table:table-cell>
          <table:table-cell table:style-name="ce8" table:formula="of:=IF(OR([.$D$3]&lt;&gt;&quot;&quot;;[.A65]=&quot;&quot;);&quot;&quot;;IF([.$C$3]=1;[.$C$2]*EXP(-[.$I$2]*[.A65]);IF(AND([.$C$3]&lt;1;[.A65]&gt;=[.$I$3]);0;([.$C$2]^(1-[.$C$3])-(1-[.$C$3])*[.$I$2]*[.A65])^(1/(1-[.$C$3])))))" office:value-type="float" office:value="2.47378302848753" calcext:value-type="float">
            <text:p>2.47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65]+[.$C$6])" office:value-type="float" office:value="10.8" calcext:value-type="float">
            <text:p>10.8</text:p>
          </table:table-cell>
          <table:table-cell table:style-name="ce8" table:formula="of:=IF(OR([.$D$3]&lt;&gt;&quot;&quot;;[.A66]=&quot;&quot;);&quot;&quot;;IF([.$C$3]=1;[.$C$2]*EXP(-[.$I$2]*[.A66]);IF(AND([.$C$3]&lt;1;[.A66]&gt;=[.$I$3]);0;([.$C$2]^(1-[.$C$3])-(1-[.$C$3])*[.$I$2]*[.A66])^(1/(1-[.$C$3])))))" office:value-type="float" office:value="2.40943712787904" calcext:value-type="float">
            <text:p>2.41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66]+[.$C$6])" office:value-type="float" office:value="11" calcext:value-type="float">
            <text:p>11</text:p>
          </table:table-cell>
          <table:table-cell table:style-name="ce8" table:formula="of:=IF(OR([.$D$3]&lt;&gt;&quot;&quot;;[.A67]=&quot;&quot;);&quot;&quot;;IF([.$C$3]=1;[.$C$2]*EXP(-[.$I$2]*[.A67]);IF(AND([.$C$3]&lt;1;[.A67]&gt;=[.$I$3]);0;([.$C$2]^(1-[.$C$3])-(1-[.$C$3])*[.$I$2]*[.A67])^(1/(1-[.$C$3])))))" office:value-type="float" office:value="2.34676493708156" calcext:value-type="float">
            <text:p>2.35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67]+[.$C$6])" office:value-type="float" office:value="11.2" calcext:value-type="float">
            <text:p>11.2</text:p>
          </table:table-cell>
          <table:table-cell table:style-name="ce8" table:formula="of:=IF(OR([.$D$3]&lt;&gt;&quot;&quot;;[.A68]=&quot;&quot;);&quot;&quot;;IF([.$C$3]=1;[.$C$2]*EXP(-[.$I$2]*[.A68]);IF(AND([.$C$3]&lt;1;[.A68]&gt;=[.$I$3]);0;([.$C$2]^(1-[.$C$3])-(1-[.$C$3])*[.$I$2]*[.A68])^(1/(1-[.$C$3])))))" office:value-type="float" office:value="2.28572292100577" calcext:value-type="float">
            <text:p>2.29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68]+[.$C$6])" office:value-type="float" office:value="11.4" calcext:value-type="float">
            <text:p>11.4</text:p>
          </table:table-cell>
          <table:table-cell table:style-name="ce8" table:formula="of:=IF(OR([.$D$3]&lt;&gt;&quot;&quot;;[.A69]=&quot;&quot;);&quot;&quot;;IF([.$C$3]=1;[.$C$2]*EXP(-[.$I$2]*[.A69]);IF(AND([.$C$3]&lt;1;[.A69]&gt;=[.$I$3]);0;([.$C$2]^(1-[.$C$3])-(1-[.$C$3])*[.$I$2]*[.A69])^(1/(1-[.$C$3])))))" office:value-type="float" office:value="2.22626867695935" calcext:value-type="float">
            <text:p>2.23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69]+[.$C$6])" office:value-type="float" office:value="11.6" calcext:value-type="float">
            <text:p>11.6</text:p>
          </table:table-cell>
          <table:table-cell table:style-name="ce8" table:formula="of:=IF(OR([.$D$3]&lt;&gt;&quot;&quot;;[.A70]=&quot;&quot;);&quot;&quot;;IF([.$C$3]=1;[.$C$2]*EXP(-[.$I$2]*[.A70]);IF(AND([.$C$3]&lt;1;[.A70]&gt;=[.$I$3]);0;([.$C$2]^(1-[.$C$3])-(1-[.$C$3])*[.$I$2]*[.A70])^(1/(1-[.$C$3])))))" office:value-type="float" office:value="2.16836090519207" calcext:value-type="float">
            <text:p>2.17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70]+[.$C$6])" office:value-type="float" office:value="11.8" calcext:value-type="float">
            <text:p>11.8</text:p>
          </table:table-cell>
          <table:table-cell table:style-name="ce8" table:formula="of:=IF(OR([.$D$3]&lt;&gt;&quot;&quot;;[.A71]=&quot;&quot;);&quot;&quot;;IF([.$C$3]=1;[.$C$2]*EXP(-[.$I$2]*[.A71]);IF(AND([.$C$3]&lt;1;[.A71]&gt;=[.$I$3]);0;([.$C$2]^(1-[.$C$3])-(1-[.$C$3])*[.$I$2]*[.A71])^(1/(1-[.$C$3])))))" office:value-type="float" office:value="2.11195938020702" calcext:value-type="float">
            <text:p>2.11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71]+[.$C$6])" office:value-type="float" office:value="12" calcext:value-type="float">
            <text:p>12</text:p>
          </table:table-cell>
          <table:table-cell table:style-name="ce8" table:formula="of:=IF(OR([.$D$3]&lt;&gt;&quot;&quot;;[.A72]=&quot;&quot;);&quot;&quot;;IF([.$C$3]=1;[.$C$2]*EXP(-[.$I$2]*[.A72]);IF(AND([.$C$3]&lt;1;[.A72]&gt;=[.$I$3]);0;([.$C$2]^(1-[.$C$3])-(1-[.$C$3])*[.$I$2]*[.A72])^(1/(1-[.$C$3])))))" office:value-type="float" office:value="2.05702492281806" calcext:value-type="float">
            <text:p>2.06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72]+[.$C$6])" office:value-type="float" office:value="12.2" calcext:value-type="float">
            <text:p>12.2</text:p>
          </table:table-cell>
          <table:table-cell table:style-name="ce8" table:formula="of:=IF(OR([.$D$3]&lt;&gt;&quot;&quot;;[.A73]=&quot;&quot;);&quot;&quot;;IF([.$C$3]=1;[.$C$2]*EXP(-[.$I$2]*[.A73]);IF(AND([.$C$3]&lt;1;[.A73]&gt;=[.$I$3]);0;([.$C$2]^(1-[.$C$3])-(1-[.$C$3])*[.$I$2]*[.A73])^(1/(1-[.$C$3])))))" office:value-type="float" office:value="2.00351937293409" calcext:value-type="float">
            <text:p>2.00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73]+[.$C$6])" office:value-type="float" office:value="12.4" calcext:value-type="float">
            <text:p>12.4</text:p>
          </table:table-cell>
          <table:table-cell table:style-name="ce8" table:formula="of:=IF(OR([.$D$3]&lt;&gt;&quot;&quot;;[.A74]=&quot;&quot;);&quot;&quot;;IF([.$C$3]=1;[.$C$2]*EXP(-[.$I$2]*[.A74]);IF(AND([.$C$3]&lt;1;[.A74]&gt;=[.$I$3]);0;([.$C$2]^(1-[.$C$3])-(1-[.$C$3])*[.$I$2]*[.A74])^(1/(1-[.$C$3])))))" office:value-type="float" office:value="1.95140556305124" calcext:value-type="float">
            <text:p>1.95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74]+[.$C$6])" office:value-type="float" office:value="12.6" calcext:value-type="float">
            <text:p>12.6</text:p>
          </table:table-cell>
          <table:table-cell table:style-name="ce8" table:formula="of:=IF(OR([.$D$3]&lt;&gt;&quot;&quot;;[.A75]=&quot;&quot;);&quot;&quot;;IF([.$C$3]=1;[.$C$2]*EXP(-[.$I$2]*[.A75]);IF(AND([.$C$3]&lt;1;[.A75]&gt;=[.$I$3]);0;([.$C$2]^(1-[.$C$3])-(1-[.$C$3])*[.$I$2]*[.A75])^(1/(1-[.$C$3])))))" office:value-type="float" office:value="1.90064729243455" calcext:value-type="float">
            <text:p>1.90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75]+[.$C$6])" office:value-type="float" office:value="12.8" calcext:value-type="float">
            <text:p>12.8</text:p>
          </table:table-cell>
          <table:table-cell table:style-name="ce8" table:formula="of:=IF(OR([.$D$3]&lt;&gt;&quot;&quot;;[.A76]=&quot;&quot;);&quot;&quot;;IF([.$C$3]=1;[.$C$2]*EXP(-[.$I$2]*[.A76]);IF(AND([.$C$3]&lt;1;[.A76]&gt;=[.$I$3]);0;([.$C$2]^(1-[.$C$3])-(1-[.$C$3])*[.$I$2]*[.A76])^(1/(1-[.$C$3])))))" office:value-type="float" office:value="1.85120930197118" calcext:value-type="float">
            <text:p>1.85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76]+[.$C$6])" office:value-type="float" office:value="13" calcext:value-type="float">
            <text:p>13</text:p>
          </table:table-cell>
          <table:table-cell table:style-name="ce8" table:formula="of:=IF(OR([.$D$3]&lt;&gt;&quot;&quot;;[.A77]=&quot;&quot;);&quot;&quot;;IF([.$C$3]=1;[.$C$2]*EXP(-[.$I$2]*[.A77]);IF(AND([.$C$3]&lt;1;[.A77]&gt;=[.$I$3]);0;([.$C$2]^(1-[.$C$3])-(1-[.$C$3])*[.$I$2]*[.A77])^(1/(1-[.$C$3])))))" office:value-type="float" office:value="1.80305724967782" calcext:value-type="float">
            <text:p>1.80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77]+[.$C$6])" office:value-type="float" office:value="13.2" calcext:value-type="float">
            <text:p>13.2</text:p>
          </table:table-cell>
          <table:table-cell table:style-name="ce8" table:formula="of:=IF(OR([.$D$3]&lt;&gt;&quot;&quot;;[.A78]=&quot;&quot;);&quot;&quot;;IF([.$C$3]=1;[.$C$2]*EXP(-[.$I$2]*[.A78]);IF(AND([.$C$3]&lt;1;[.A78]&gt;=[.$I$3]);0;([.$C$2]^(1-[.$C$3])-(1-[.$C$3])*[.$I$2]*[.A78])^(1/(1-[.$C$3])))))" office:value-type="float" office:value="1.75615768684505" calcext:value-type="float">
            <text:p>1.76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78]+[.$C$6])" office:value-type="float" office:value="13.4" calcext:value-type="float">
            <text:p>13.4</text:p>
          </table:table-cell>
          <table:table-cell table:style-name="ce8" table:formula="of:=IF(OR([.$D$3]&lt;&gt;&quot;&quot;;[.A79]=&quot;&quot;);&quot;&quot;;IF([.$C$3]=1;[.$C$2]*EXP(-[.$I$2]*[.A79]);IF(AND([.$C$3]&lt;1;[.A79]&gt;=[.$I$3]);0;([.$C$2]^(1-[.$C$3])-(1-[.$C$3])*[.$I$2]*[.A79])^(1/(1-[.$C$3])))))" office:value-type="float" office:value="1.7104780348023" calcext:value-type="float">
            <text:p>1.71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79]+[.$C$6])" office:value-type="float" office:value="13.6" calcext:value-type="float">
            <text:p>13.6</text:p>
          </table:table-cell>
          <table:table-cell table:style-name="ce8" table:formula="of:=IF(OR([.$D$3]&lt;&gt;&quot;&quot;;[.A80]=&quot;&quot;);&quot;&quot;;IF([.$C$3]=1;[.$C$2]*EXP(-[.$I$2]*[.A80]);IF(AND([.$C$3]&lt;1;[.A80]&gt;=[.$I$3]);0;([.$C$2]^(1-[.$C$3])-(1-[.$C$3])*[.$I$2]*[.A80])^(1/(1-[.$C$3])))))" office:value-type="float" office:value="1.66598656228715" calcext:value-type="float">
            <text:p>1.67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80]+[.$C$6])" office:value-type="float" office:value="13.8" calcext:value-type="float">
            <text:p>13.8</text:p>
          </table:table-cell>
          <table:table-cell table:style-name="ce8" table:formula="of:=IF(OR([.$D$3]&lt;&gt;&quot;&quot;;[.A81]=&quot;&quot;);&quot;&quot;;IF([.$C$3]=1;[.$C$2]*EXP(-[.$I$2]*[.A81]);IF(AND([.$C$3]&lt;1;[.A81]&gt;=[.$I$3]);0;([.$C$2]^(1-[.$C$3])-(1-[.$C$3])*[.$I$2]*[.A81])^(1/(1-[.$C$3])))))" office:value-type="float" office:value="1.62265236340328" calcext:value-type="float">
            <text:p>1.62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81]+[.$C$6])" office:value-type="float" office:value="14" calcext:value-type="float">
            <text:p>14</text:p>
          </table:table-cell>
          <table:table-cell table:style-name="ce8" table:formula="of:=IF(OR([.$D$3]&lt;&gt;&quot;&quot;;[.A82]=&quot;&quot;);&quot;&quot;;IF([.$C$3]=1;[.$C$2]*EXP(-[.$I$2]*[.A82]);IF(AND([.$C$3]&lt;1;[.A82]&gt;=[.$I$3]);0;([.$C$2]^(1-[.$C$3])-(1-[.$C$3])*[.$I$2]*[.A82])^(1/(1-[.$C$3])))))" office:value-type="float" office:value="1.58044533615177" calcext:value-type="float">
            <text:p>1.58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82]+[.$C$6])" office:value-type="float" office:value="14.2" calcext:value-type="float">
            <text:p>14.2</text:p>
          </table:table-cell>
          <table:table-cell table:style-name="ce8" table:formula="of:=IF(OR([.$D$3]&lt;&gt;&quot;&quot;;[.A83]=&quot;&quot;);&quot;&quot;;IF([.$C$3]=1;[.$C$2]*EXP(-[.$I$2]*[.A83]);IF(AND([.$C$3]&lt;1;[.A83]&gt;=[.$I$3]);0;([.$C$2]^(1-[.$C$3])-(1-[.$C$3])*[.$I$2]*[.A83])^(1/(1-[.$C$3])))))" office:value-type="float" office:value="1.53933616152082" calcext:value-type="float">
            <text:p>1.54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83]+[.$C$6])" office:value-type="float" office:value="14.4" calcext:value-type="float">
            <text:p>14.4</text:p>
          </table:table-cell>
          <table:table-cell table:style-name="ce8" table:formula="of:=IF(OR([.$D$3]&lt;&gt;&quot;&quot;;[.A84]=&quot;&quot;);&quot;&quot;;IF([.$C$3]=1;[.$C$2]*EXP(-[.$I$2]*[.A84]);IF(AND([.$C$3]&lt;1;[.A84]&gt;=[.$I$3]);0;([.$C$2]^(1-[.$C$3])-(1-[.$C$3])*[.$I$2]*[.A84])^(1/(1-[.$C$3])))))" office:value-type="float" office:value="1.49929628311934" calcext:value-type="float">
            <text:p>1.50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84]+[.$C$6])" office:value-type="float" office:value="14.6" calcext:value-type="float">
            <text:p>14.6</text:p>
          </table:table-cell>
          <table:table-cell table:style-name="ce8" table:formula="of:=IF(OR([.$D$3]&lt;&gt;&quot;&quot;;[.A85]=&quot;&quot;);&quot;&quot;;IF([.$C$3]=1;[.$C$2]*EXP(-[.$I$2]*[.A85]);IF(AND([.$C$3]&lt;1;[.A85]&gt;=[.$I$3]);0;([.$C$2]^(1-[.$C$3])-(1-[.$C$3])*[.$I$2]*[.A85])^(1/(1-[.$C$3])))))" office:value-type="float" office:value="1.46029788734036" calcext:value-type="float">
            <text:p>1.46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85]+[.$C$6])" office:value-type="float" office:value="14.8" calcext:value-type="float">
            <text:p>14.8</text:p>
          </table:table-cell>
          <table:table-cell table:style-name="ce8" table:formula="of:=IF(OR([.$D$3]&lt;&gt;&quot;&quot;;[.A86]=&quot;&quot;);&quot;&quot;;IF([.$C$3]=1;[.$C$2]*EXP(-[.$I$2]*[.A86]);IF(AND([.$C$3]&lt;1;[.A86]&gt;=[.$I$3]);0;([.$C$2]^(1-[.$C$3])-(1-[.$C$3])*[.$I$2]*[.A86])^(1/(1-[.$C$3])))))" office:value-type="float" office:value="1.42231388404034" calcext:value-type="float">
            <text:p>1.42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86]+[.$C$6])" office:value-type="float" office:value="15" calcext:value-type="float">
            <text:p>15</text:p>
          </table:table-cell>
          <table:table-cell table:style-name="ce8" table:formula="of:=IF(OR([.$D$3]&lt;&gt;&quot;&quot;;[.A87]=&quot;&quot;);&quot;&quot;;IF([.$C$3]=1;[.$C$2]*EXP(-[.$I$2]*[.A87]);IF(AND([.$C$3]&lt;1;[.A87]&gt;=[.$I$3]);0;([.$C$2]^(1-[.$C$3])-(1-[.$C$3])*[.$I$2]*[.A87])^(1/(1-[.$C$3])))))" office:value-type="float" office:value="1.38531788772109" calcext:value-type="float">
            <text:p>1.39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87]+[.$C$6])" office:value-type="float" office:value="15.2" calcext:value-type="float">
            <text:p>15.2</text:p>
          </table:table-cell>
          <table:table-cell table:style-name="ce8" table:formula="of:=IF(OR([.$D$3]&lt;&gt;&quot;&quot;;[.A88]=&quot;&quot;);&quot;&quot;;IF([.$C$3]=1;[.$C$2]*EXP(-[.$I$2]*[.A88]);IF(AND([.$C$3]&lt;1;[.A88]&gt;=[.$I$3]);0;([.$C$2]^(1-[.$C$3])-(1-[.$C$3])*[.$I$2]*[.A88])^(1/(1-[.$C$3])))))" office:value-type="float" office:value="1.34928419920114" calcext:value-type="float">
            <text:p>1.35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88]+[.$C$6])" office:value-type="float" office:value="15.4" calcext:value-type="float">
            <text:p>15.4</text:p>
          </table:table-cell>
          <table:table-cell table:style-name="ce8" table:formula="of:=IF(OR([.$D$3]&lt;&gt;&quot;&quot;;[.A89]=&quot;&quot;);&quot;&quot;;IF([.$C$3]=1;[.$C$2]*EXP(-[.$I$2]*[.A89]);IF(AND([.$C$3]&lt;1;[.A89]&gt;=[.$I$3]);0;([.$C$2]^(1-[.$C$3])-(1-[.$C$3])*[.$I$2]*[.A89])^(1/(1-[.$C$3])))))" office:value-type="float" office:value="1.31418778776384" calcext:value-type="float">
            <text:p>1.31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89]+[.$C$6])" office:value-type="float" office:value="15.6" calcext:value-type="float">
            <text:p>15.6</text:p>
          </table:table-cell>
          <table:table-cell table:style-name="ce8" table:formula="of:=IF(OR([.$D$3]&lt;&gt;&quot;&quot;;[.A90]=&quot;&quot;);&quot;&quot;;IF([.$C$3]=1;[.$C$2]*EXP(-[.$I$2]*[.A90]);IF(AND([.$C$3]&lt;1;[.A90]&gt;=[.$I$3]);0;([.$C$2]^(1-[.$C$3])-(1-[.$C$3])*[.$I$2]*[.A90])^(1/(1-[.$C$3])))))" office:value-type="float" office:value="1.28000427376987" calcext:value-type="float">
            <text:p>1.28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90]+[.$C$6])" office:value-type="float" office:value="15.8" calcext:value-type="float">
            <text:p>15.8</text:p>
          </table:table-cell>
          <table:table-cell table:style-name="ce8" table:formula="of:=IF(OR([.$D$3]&lt;&gt;&quot;&quot;;[.A91]=&quot;&quot;);&quot;&quot;;IF([.$C$3]=1;[.$C$2]*EXP(-[.$I$2]*[.A91]);IF(AND([.$C$3]&lt;1;[.A91]&gt;=[.$I$3]);0;([.$C$2]^(1-[.$C$3])-(1-[.$C$3])*[.$I$2]*[.A91])^(1/(1-[.$C$3])))))" office:value-type="float" office:value="1.24670991172195" calcext:value-type="float">
            <text:p>1.25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91]+[.$C$6])" office:value-type="float" office:value="16" calcext:value-type="float">
            <text:p>16</text:p>
          </table:table-cell>
          <table:table-cell table:style-name="ce8" table:formula="of:=IF(OR([.$D$3]&lt;&gt;&quot;&quot;;[.A92]=&quot;&quot;);&quot;&quot;;IF([.$C$3]=1;[.$C$2]*EXP(-[.$I$2]*[.A92]);IF(AND([.$C$3]&lt;1;[.A92]&gt;=[.$I$3]);0;([.$C$2]^(1-[.$C$3])-(1-[.$C$3])*[.$I$2]*[.A92])^(1/(1-[.$C$3])))))" office:value-type="float" office:value="1.21428157377013" calcext:value-type="float">
            <text:p>1.21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92]+[.$C$6])" office:value-type="float" office:value="16.2" calcext:value-type="float">
            <text:p>16.2</text:p>
          </table:table-cell>
          <table:table-cell table:style-name="ce8" table:formula="of:=IF(OR([.$D$3]&lt;&gt;&quot;&quot;;[.A93]=&quot;&quot;);&quot;&quot;;IF([.$C$3]=1;[.$C$2]*EXP(-[.$I$2]*[.A93]);IF(AND([.$C$3]&lt;1;[.A93]&gt;=[.$I$3]);0;([.$C$2]^(1-[.$C$3])-(1-[.$C$3])*[.$I$2]*[.A93])^(1/(1-[.$C$3])))))" office:value-type="float" office:value="1.18269673364601" calcext:value-type="float">
            <text:p>1.18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93]+[.$C$6])" office:value-type="float" office:value="16.4" calcext:value-type="float">
            <text:p>16.4</text:p>
          </table:table-cell>
          <table:table-cell table:style-name="ce8" table:formula="of:=IF(OR([.$D$3]&lt;&gt;&quot;&quot;;[.A94]=&quot;&quot;);&quot;&quot;;IF([.$C$3]=1;[.$C$2]*EXP(-[.$I$2]*[.A94]);IF(AND([.$C$3]&lt;1;[.A94]&gt;=[.$I$3]);0;([.$C$2]^(1-[.$C$3])-(1-[.$C$3])*[.$I$2]*[.A94])^(1/(1-[.$C$3])))))" office:value-type="float" office:value="1.15193345101499" calcext:value-type="float">
            <text:p>1.15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94]+[.$C$6])" office:value-type="float" office:value="16.6" calcext:value-type="float">
            <text:p>16.6</text:p>
          </table:table-cell>
          <table:table-cell table:style-name="ce8" table:formula="of:=IF(OR([.$D$3]&lt;&gt;&quot;&quot;;[.A95]=&quot;&quot;);&quot;&quot;;IF([.$C$3]=1;[.$C$2]*EXP(-[.$I$2]*[.A95]);IF(AND([.$C$3]&lt;1;[.A95]&gt;=[.$I$3]);0;([.$C$2]^(1-[.$C$3])-(1-[.$C$3])*[.$I$2]*[.A95])^(1/(1-[.$C$3])))))" office:value-type="float" office:value="1.12197035623544" calcext:value-type="float">
            <text:p>1.12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95]+[.$C$6])" office:value-type="float" office:value="16.8" calcext:value-type="float">
            <text:p>16.8</text:p>
          </table:table-cell>
          <table:table-cell table:style-name="ce8" table:formula="of:=IF(OR([.$D$3]&lt;&gt;&quot;&quot;;[.A96]=&quot;&quot;);&quot;&quot;;IF([.$C$3]=1;[.$C$2]*EXP(-[.$I$2]*[.A96]);IF(AND([.$C$3]&lt;1;[.A96]&gt;=[.$I$3]);0;([.$C$2]^(1-[.$C$3])-(1-[.$C$3])*[.$I$2]*[.A96])^(1/(1-[.$C$3])))))" office:value-type="float" office:value="1.09278663551433" calcext:value-type="float">
            <text:p>1.09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96]+[.$C$6])" office:value-type="float" office:value="17" calcext:value-type="float">
            <text:p>17</text:p>
          </table:table-cell>
          <table:table-cell table:style-name="ce8" table:formula="of:=IF(OR([.$D$3]&lt;&gt;&quot;&quot;;[.A97]=&quot;&quot;);&quot;&quot;;IF([.$C$3]=1;[.$C$2]*EXP(-[.$I$2]*[.A97]);IF(AND([.$C$3]&lt;1;[.A97]&gt;=[.$I$3]);0;([.$C$2]^(1-[.$C$3])-(1-[.$C$3])*[.$I$2]*[.A97])^(1/(1-[.$C$3])))))" office:value-type="float" office:value="1.06436201644897" calcext:value-type="float">
            <text:p>1.06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97]+[.$C$6])" office:value-type="float" office:value="17.2" calcext:value-type="float">
            <text:p>17.2</text:p>
          </table:table-cell>
          <table:table-cell table:style-name="ce8" table:formula="of:=IF(OR([.$D$3]&lt;&gt;&quot;&quot;;[.A98]=&quot;&quot;);&quot;&quot;;IF([.$C$3]=1;[.$C$2]*EXP(-[.$I$2]*[.A98]);IF(AND([.$C$3]&lt;1;[.A98]&gt;=[.$I$3]);0;([.$C$2]^(1-[.$C$3])-(1-[.$C$3])*[.$I$2]*[.A98])^(1/(1-[.$C$3])))))" office:value-type="float" office:value="1.03667675394487" calcext:value-type="float">
            <text:p>1.04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98]+[.$C$6])" office:value-type="float" office:value="17.4" calcext:value-type="float">
            <text:p>17.4</text:p>
          </table:table-cell>
          <table:table-cell table:style-name="ce8" table:formula="of:=IF(OR([.$D$3]&lt;&gt;&quot;&quot;;[.A99]=&quot;&quot;);&quot;&quot;;IF([.$C$3]=1;[.$C$2]*EXP(-[.$I$2]*[.A99]);IF(AND([.$C$3]&lt;1;[.A99]&gt;=[.$I$3]);0;([.$C$2]^(1-[.$C$3])-(1-[.$C$3])*[.$I$2]*[.A99])^(1/(1-[.$C$3])))))" office:value-type="float" office:value="1.00971161649979" calcext:value-type="float">
            <text:p>1.01E+00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99]+[.$C$6])" office:value-type="float" office:value="17.6" calcext:value-type="float">
            <text:p>17.6</text:p>
          </table:table-cell>
          <table:table-cell table:style-name="ce8" table:formula="of:=IF(OR([.$D$3]&lt;&gt;&quot;&quot;;[.A100]=&quot;&quot;);&quot;&quot;;IF([.$C$3]=1;[.$C$2]*EXP(-[.$I$2]*[.A100]);IF(AND([.$C$3]&lt;1;[.A100]&gt;=[.$I$3]);0;([.$C$2]^(1-[.$C$3])-(1-[.$C$3])*[.$I$2]*[.A100])^(1/(1-[.$C$3])))))" office:value-type="float" office:value="0.983447872844685" calcext:value-type="float">
            <text:p>9.83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00]+[.$C$6])" office:value-type="float" office:value="17.8" calcext:value-type="float">
            <text:p>17.8</text:p>
          </table:table-cell>
          <table:table-cell table:style-name="ce8" table:formula="of:=IF(OR([.$D$3]&lt;&gt;&quot;&quot;;[.A101]=&quot;&quot;);&quot;&quot;;IF([.$C$3]=1;[.$C$2]*EXP(-[.$I$2]*[.A101]);IF(AND([.$C$3]&lt;1;[.A101]&gt;=[.$I$3]);0;([.$C$2]^(1-[.$C$3])-(1-[.$C$3])*[.$I$2]*[.A101])^(1/(1-[.$C$3])))))" office:value-type="float" office:value="0.957867278932053" calcext:value-type="float">
            <text:p>9.58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01]+[.$C$6])" office:value-type="float" office:value="18" calcext:value-type="float">
            <text:p>18</text:p>
          </table:table-cell>
          <table:table-cell table:style-name="ce8" table:formula="of:=IF(OR([.$D$3]&lt;&gt;&quot;&quot;;[.A102]=&quot;&quot;);&quot;&quot;;IF([.$C$3]=1;[.$C$2]*EXP(-[.$I$2]*[.A102]);IF(AND([.$C$3]&lt;1;[.A102]&gt;=[.$I$3]);0;([.$C$2]^(1-[.$C$3])-(1-[.$C$3])*[.$I$2]*[.A102])^(1/(1-[.$C$3])))))" office:value-type="float" office:value="0.932952065262738" calcext:value-type="float">
            <text:p>9.33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02]+[.$C$6])" office:value-type="float" office:value="18.2" calcext:value-type="float">
            <text:p>18.2</text:p>
          </table:table-cell>
          <table:table-cell table:style-name="ce8" table:formula="of:=IF(OR([.$D$3]&lt;&gt;&quot;&quot;;[.A103]=&quot;&quot;);&quot;&quot;;IF([.$C$3]=1;[.$C$2]*EXP(-[.$I$2]*[.A103]);IF(AND([.$C$3]&lt;1;[.A103]&gt;=[.$I$3]);0;([.$C$2]^(1-[.$C$3])-(1-[.$C$3])*[.$I$2]*[.A103])^(1/(1-[.$C$3])))))" office:value-type="float" office:value="0.908684924542401" calcext:value-type="float">
            <text:p>9.09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03]+[.$C$6])" office:value-type="float" office:value="18.4" calcext:value-type="float">
            <text:p>18.4</text:p>
          </table:table-cell>
          <table:table-cell table:style-name="ce8" table:formula="of:=IF(OR([.$D$3]&lt;&gt;&quot;&quot;;[.A104]=&quot;&quot;);&quot;&quot;;IF([.$C$3]=1;[.$C$2]*EXP(-[.$I$2]*[.A104]);IF(AND([.$C$3]&lt;1;[.A104]&gt;=[.$I$3]);0;([.$C$2]^(1-[.$C$3])-(1-[.$C$3])*[.$I$2]*[.A104])^(1/(1-[.$C$3])))))" office:value-type="float" office:value="0.885048999659049" calcext:value-type="float">
            <text:p>8.85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04]+[.$C$6])" office:value-type="float" office:value="18.6" calcext:value-type="float">
            <text:p>18.6</text:p>
          </table:table-cell>
          <table:table-cell table:style-name="ce8" table:formula="of:=IF(OR([.$D$3]&lt;&gt;&quot;&quot;;[.A105]=&quot;&quot;);&quot;&quot;;IF([.$C$3]=1;[.$C$2]*EXP(-[.$I$2]*[.A105]);IF(AND([.$C$3]&lt;1;[.A105]&gt;=[.$I$3]);0;([.$C$2]^(1-[.$C$3])-(1-[.$C$3])*[.$I$2]*[.A105])^(1/(1-[.$C$3])))))" office:value-type="float" office:value="0.862027871973276" calcext:value-type="float">
            <text:p>8.62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05]+[.$C$6])" office:value-type="float" office:value="18.8" calcext:value-type="float">
            <text:p>18.8</text:p>
          </table:table-cell>
          <table:table-cell table:style-name="ce8" table:formula="of:=IF(OR([.$D$3]&lt;&gt;&quot;&quot;;[.A106]=&quot;&quot;);&quot;&quot;;IF([.$C$3]=1;[.$C$2]*EXP(-[.$I$2]*[.A106]);IF(AND([.$C$3]&lt;1;[.A106]&gt;=[.$I$3]);0;([.$C$2]^(1-[.$C$3])-(1-[.$C$3])*[.$I$2]*[.A106])^(1/(1-[.$C$3])))))" office:value-type="float" office:value="0.8396055499131" calcext:value-type="float">
            <text:p>8.40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06]+[.$C$6])" office:value-type="float" office:value="19" calcext:value-type="float">
            <text:p>19</text:p>
          </table:table-cell>
          <table:table-cell table:style-name="ce8" table:formula="of:=IF(OR([.$D$3]&lt;&gt;&quot;&quot;;[.A107]=&quot;&quot;);&quot;&quot;;IF([.$C$3]=1;[.$C$2]*EXP(-[.$I$2]*[.A107]);IF(AND([.$C$3]&lt;1;[.A107]&gt;=[.$I$3]);0;([.$C$2]^(1-[.$C$3])-(1-[.$C$3])*[.$I$2]*[.A107])^(1/(1-[.$C$3])))))" office:value-type="float" office:value="0.817766457865452" calcext:value-type="float">
            <text:p>8.18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07]+[.$C$6])" office:value-type="float" office:value="19.2" calcext:value-type="float">
            <text:p>19.2</text:p>
          </table:table-cell>
          <table:table-cell table:style-name="ce8" table:formula="of:=IF(OR([.$D$3]&lt;&gt;&quot;&quot;;[.A108]=&quot;&quot;);&quot;&quot;;IF([.$C$3]=1;[.$C$2]*EXP(-[.$I$2]*[.A108]);IF(AND([.$C$3]&lt;1;[.A108]&gt;=[.$I$3]);0;([.$C$2]^(1-[.$C$3])-(1-[.$C$3])*[.$I$2]*[.A108])^(1/(1-[.$C$3])))))" office:value-type="float" office:value="0.796495425356613" calcext:value-type="float">
            <text:p>7.96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08]+[.$C$6])" office:value-type="float" office:value="19.4" calcext:value-type="float">
            <text:p>19.4</text:p>
          </table:table-cell>
          <table:table-cell table:style-name="ce8" table:formula="of:=IF(OR([.$D$3]&lt;&gt;&quot;&quot;;[.A109]=&quot;&quot;);&quot;&quot;;IF([.$C$3]=1;[.$C$2]*EXP(-[.$I$2]*[.A109]);IF(AND([.$C$3]&lt;1;[.A109]&gt;=[.$I$3]);0;([.$C$2]^(1-[.$C$3])-(1-[.$C$3])*[.$I$2]*[.A109])^(1/(1-[.$C$3])))))" office:value-type="float" office:value="0.775777676514083" calcext:value-type="float">
            <text:p>7.76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09]+[.$C$6])" office:value-type="float" office:value="19.6" calcext:value-type="float">
            <text:p>19.6</text:p>
          </table:table-cell>
          <table:table-cell table:style-name="ce8" table:formula="of:=IF(OR([.$D$3]&lt;&gt;&quot;&quot;;[.A110]=&quot;&quot;);&quot;&quot;;IF([.$C$3]=1;[.$C$2]*EXP(-[.$I$2]*[.A110]);IF(AND([.$C$3]&lt;1;[.A110]&gt;=[.$I$3]);0;([.$C$2]^(1-[.$C$3])-(1-[.$C$3])*[.$I$2]*[.A110])^(1/(1-[.$C$3])))))" office:value-type="float" office:value="0.755598819802553" calcext:value-type="float">
            <text:p>7.56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10]+[.$C$6])" office:value-type="float" office:value="19.8" calcext:value-type="float">
            <text:p>19.8</text:p>
          </table:table-cell>
          <table:table-cell table:style-name="ce8" table:formula="of:=IF(OR([.$D$3]&lt;&gt;&quot;&quot;;[.A111]=&quot;&quot;);&quot;&quot;;IF([.$C$3]=1;[.$C$2]*EXP(-[.$I$2]*[.A111]);IF(AND([.$C$3]&lt;1;[.A111]&gt;=[.$I$3]);0;([.$C$2]^(1-[.$C$3])-(1-[.$C$3])*[.$I$2]*[.A111])^(1/(1-[.$C$3])))))" office:value-type="float" office:value="0.735944838026861" calcext:value-type="float">
            <text:p>7.36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11]+[.$C$6])" office:value-type="float" office:value="20" calcext:value-type="float">
            <text:p>20</text:p>
          </table:table-cell>
          <table:table-cell table:style-name="ce8" table:formula="of:=IF(OR([.$D$3]&lt;&gt;&quot;&quot;;[.A112]=&quot;&quot;);&quot;&quot;;IF([.$C$3]=1;[.$C$2]*EXP(-[.$I$2]*[.A112]);IF(AND([.$C$3]&lt;1;[.A112]&gt;=[.$I$3]);0;([.$C$2]^(1-[.$C$3])-(1-[.$C$3])*[.$I$2]*[.A112])^(1/(1-[.$C$3])))))" office:value-type="float" office:value="0.716802078594978" calcext:value-type="float">
            <text:p>7.17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12]+[.$C$6])" office:value-type="float" office:value="20.2" calcext:value-type="float">
            <text:p>20.2</text:p>
          </table:table-cell>
          <table:table-cell table:style-name="ce8" table:formula="of:=IF(OR([.$D$3]&lt;&gt;&quot;&quot;;[.A113]=&quot;&quot;);&quot;&quot;;IF([.$C$3]=1;[.$C$2]*EXP(-[.$I$2]*[.A113]);IF(AND([.$C$3]&lt;1;[.A113]&gt;=[.$I$3]);0;([.$C$2]^(1-[.$C$3])-(1-[.$C$3])*[.$I$2]*[.A113])^(1/(1-[.$C$3])))))" office:value-type="float" office:value="0.698157244034271" calcext:value-type="float">
            <text:p>6.98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13]+[.$C$6])" office:value-type="float" office:value="20.4" calcext:value-type="float">
            <text:p>20.4</text:p>
          </table:table-cell>
          <table:table-cell table:style-name="ce8" table:formula="of:=IF(OR([.$D$3]&lt;&gt;&quot;&quot;;[.A114]=&quot;&quot;);&quot;&quot;;IF([.$C$3]=1;[.$C$2]*EXP(-[.$I$2]*[.A114]);IF(AND([.$C$3]&lt;1;[.A114]&gt;=[.$I$3]);0;([.$C$2]^(1-[.$C$3])-(1-[.$C$3])*[.$I$2]*[.A114])^(1/(1-[.$C$3])))))" office:value-type="float" office:value="0.679997382754441" calcext:value-type="float">
            <text:p>6.80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14]+[.$C$6])" office:value-type="float" office:value="20.6" calcext:value-type="float">
            <text:p>20.6</text:p>
          </table:table-cell>
          <table:table-cell table:style-name="ce8" table:formula="of:=IF(OR([.$D$3]&lt;&gt;&quot;&quot;;[.A115]=&quot;&quot;);&quot;&quot;;IF([.$C$3]=1;[.$C$2]*EXP(-[.$I$2]*[.A115]);IF(AND([.$C$3]&lt;1;[.A115]&gt;=[.$I$3]);0;([.$C$2]^(1-[.$C$3])-(1-[.$C$3])*[.$I$2]*[.A115])^(1/(1-[.$C$3])))))" office:value-type="float" office:value="0.662309880050736" calcext:value-type="float">
            <text:p>6.62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15]+[.$C$6])" office:value-type="float" office:value="20.8" calcext:value-type="float">
            <text:p>20.8</text:p>
          </table:table-cell>
          <table:table-cell table:style-name="ce8" table:formula="of:=IF(OR([.$D$3]&lt;&gt;&quot;&quot;;[.A116]=&quot;&quot;);&quot;&quot;;IF([.$C$3]=1;[.$C$2]*EXP(-[.$I$2]*[.A116]);IF(AND([.$C$3]&lt;1;[.A116]&gt;=[.$I$3]);0;([.$C$2]^(1-[.$C$3])-(1-[.$C$3])*[.$I$2]*[.A116])^(1/(1-[.$C$3])))))" office:value-type="float" office:value="0.64508244934117" calcext:value-type="float">
            <text:p>6.45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16]+[.$C$6])" office:value-type="float" office:value="21" calcext:value-type="float">
            <text:p>21</text:p>
          </table:table-cell>
          <table:table-cell table:style-name="ce8" table:formula="of:=IF(OR([.$D$3]&lt;&gt;&quot;&quot;;[.A117]=&quot;&quot;);&quot;&quot;;IF([.$C$3]=1;[.$C$2]*EXP(-[.$I$2]*[.A117]);IF(AND([.$C$3]&lt;1;[.A117]&gt;=[.$I$3]);0;([.$C$2]^(1-[.$C$3])-(1-[.$C$3])*[.$I$2]*[.A117])^(1/(1-[.$C$3])))))" office:value-type="float" office:value="0.628303123631683" calcext:value-type="float">
            <text:p>6.28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17]+[.$C$6])" office:value-type="float" office:value="21.2" calcext:value-type="float">
            <text:p>21.2</text:p>
          </table:table-cell>
          <table:table-cell table:style-name="ce8" table:formula="of:=IF(OR([.$D$3]&lt;&gt;&quot;&quot;;[.A118]=&quot;&quot;);&quot;&quot;;IF([.$C$3]=1;[.$C$2]*EXP(-[.$I$2]*[.A118]);IF(AND([.$C$3]&lt;1;[.A118]&gt;=[.$I$3]);0;([.$C$2]^(1-[.$C$3])-(1-[.$C$3])*[.$I$2]*[.A118])^(1/(1-[.$C$3])))))" office:value-type="float" office:value="0.611960247203297" calcext:value-type="float">
            <text:p>6.12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18]+[.$C$6])" office:value-type="float" office:value="21.4" calcext:value-type="float">
            <text:p>21.4</text:p>
          </table:table-cell>
          <table:table-cell table:style-name="ce8" table:formula="of:=IF(OR([.$D$3]&lt;&gt;&quot;&quot;;[.A119]=&quot;&quot;);&quot;&quot;;IF([.$C$3]=1;[.$C$2]*EXP(-[.$I$2]*[.A119]);IF(AND([.$C$3]&lt;1;[.A119]&gt;=[.$I$3]);0;([.$C$2]^(1-[.$C$3])-(1-[.$C$3])*[.$I$2]*[.A119])^(1/(1-[.$C$3])))))" office:value-type="float" office:value="0.596042467515493" calcext:value-type="float">
            <text:p>5.96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19]+[.$C$6])" office:value-type="float" office:value="21.6" calcext:value-type="float">
            <text:p>21.6</text:p>
          </table:table-cell>
          <table:table-cell table:style-name="ce8" table:formula="of:=IF(OR([.$D$3]&lt;&gt;&quot;&quot;;[.A120]=&quot;&quot;);&quot;&quot;;IF([.$C$3]=1;[.$C$2]*EXP(-[.$I$2]*[.A120]);IF(AND([.$C$3]&lt;1;[.A120]&gt;=[.$I$3]);0;([.$C$2]^(1-[.$C$3])-(1-[.$C$3])*[.$I$2]*[.A120])^(1/(1-[.$C$3])))))" office:value-type="float" office:value="0.5805387273202" calcext:value-type="float">
            <text:p>5.81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20]+[.$C$6])" office:value-type="float" office:value="21.8" calcext:value-type="float">
            <text:p>21.8</text:p>
          </table:table-cell>
          <table:table-cell table:style-name="ce8" table:formula="of:=IF(OR([.$D$3]&lt;&gt;&quot;&quot;;[.A121]=&quot;&quot;);&quot;&quot;;IF([.$C$3]=1;[.$C$2]*EXP(-[.$I$2]*[.A121]);IF(AND([.$C$3]&lt;1;[.A121]&gt;=[.$I$3]);0;([.$C$2]^(1-[.$C$3])-(1-[.$C$3])*[.$I$2]*[.A121])^(1/(1-[.$C$3])))))" office:value-type="float" office:value="0.565438256980905" calcext:value-type="float">
            <text:p>5.65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21]+[.$C$6])" office:value-type="float" office:value="22" calcext:value-type="float">
            <text:p>22</text:p>
          </table:table-cell>
          <table:table-cell table:style-name="ce8" table:formula="of:=IF(OR([.$D$3]&lt;&gt;&quot;&quot;;[.A122]=&quot;&quot;);&quot;&quot;;IF([.$C$3]=1;[.$C$2]*EXP(-[.$I$2]*[.A122]);IF(AND([.$C$3]&lt;1;[.A122]&gt;=[.$I$3]);0;([.$C$2]^(1-[.$C$3])-(1-[.$C$3])*[.$I$2]*[.A122])^(1/(1-[.$C$3])))))" office:value-type="float" office:value="0.550730566991545" calcext:value-type="float">
            <text:p>5.51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22]+[.$C$6])" office:value-type="float" office:value="22.2" calcext:value-type="float">
            <text:p>22.2</text:p>
          </table:table-cell>
          <table:table-cell table:style-name="ce8" table:formula="of:=IF(OR([.$D$3]&lt;&gt;&quot;&quot;;[.A123]=&quot;&quot;);&quot;&quot;;IF([.$C$3]=1;[.$C$2]*EXP(-[.$I$2]*[.A123]);IF(AND([.$C$3]&lt;1;[.A123]&gt;=[.$I$3]);0;([.$C$2]^(1-[.$C$3])-(1-[.$C$3])*[.$I$2]*[.A123])^(1/(1-[.$C$3])))))" office:value-type="float" office:value="0.536405440690002" calcext:value-type="float">
            <text:p>5.36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23]+[.$C$6])" office:value-type="float" office:value="22.4" calcext:value-type="float">
            <text:p>22.4</text:p>
          </table:table-cell>
          <table:table-cell table:style-name="ce8" table:formula="of:=IF(OR([.$D$3]&lt;&gt;&quot;&quot;;[.A124]=&quot;&quot;);&quot;&quot;;IF([.$C$3]=1;[.$C$2]*EXP(-[.$I$2]*[.A124]);IF(AND([.$C$3]&lt;1;[.A124]&gt;=[.$I$3]);0;([.$C$2]^(1-[.$C$3])-(1-[.$C$3])*[.$I$2]*[.A124])^(1/(1-[.$C$3])))))" office:value-type="float" office:value="0.522452927161118" calcext:value-type="float">
            <text:p>5.22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24]+[.$C$6])" office:value-type="float" office:value="22.6" calcext:value-type="float">
            <text:p>22.6</text:p>
          </table:table-cell>
          <table:table-cell table:style-name="ce8" table:formula="of:=IF(OR([.$D$3]&lt;&gt;&quot;&quot;;[.A125]=&quot;&quot;);&quot;&quot;;IF([.$C$3]=1;[.$C$2]*EXP(-[.$I$2]*[.A125]);IF(AND([.$C$3]&lt;1;[.A125]&gt;=[.$I$3]);0;([.$C$2]^(1-[.$C$3])-(1-[.$C$3])*[.$I$2]*[.A125])^(1/(1-[.$C$3])))))" office:value-type="float" office:value="0.50886333432432" calcext:value-type="float">
            <text:p>5.09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25]+[.$C$6])" office:value-type="float" office:value="22.7999999999999" calcext:value-type="float">
            <text:p>22.7999999999999</text:p>
          </table:table-cell>
          <table:table-cell table:style-name="ce8" table:formula="of:=IF(OR([.$D$3]&lt;&gt;&quot;&quot;;[.A126]=&quot;&quot;);&quot;&quot;;IF([.$C$3]=1;[.$C$2]*EXP(-[.$I$2]*[.A126]);IF(AND([.$C$3]&lt;1;[.A126]&gt;=[.$I$3]);0;([.$C$2]^(1-[.$C$3])-(1-[.$C$3])*[.$I$2]*[.A126])^(1/(1-[.$C$3])))))" office:value-type="float" office:value="0.495627222201035" calcext:value-type="float">
            <text:p>4.96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26]+[.$C$6])" office:value-type="float" office:value="22.9999999999999" calcext:value-type="float">
            <text:p>22.9999999999999</text:p>
          </table:table-cell>
          <table:table-cell table:style-name="ce8" table:formula="of:=IF(OR([.$D$3]&lt;&gt;&quot;&quot;;[.A127]=&quot;&quot;);&quot;&quot;;IF([.$C$3]=1;[.$C$2]*EXP(-[.$I$2]*[.A127]);IF(AND([.$C$3]&lt;1;[.A127]&gt;=[.$I$3]);0;([.$C$2]^(1-[.$C$3])-(1-[.$C$3])*[.$I$2]*[.A127])^(1/(1-[.$C$3])))))" office:value-type="float" office:value="0.482735396357234" calcext:value-type="float">
            <text:p>4.83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27]+[.$C$6])" office:value-type="float" office:value="23.1999999999999" calcext:value-type="float">
            <text:p>23.1999999999999</text:p>
          </table:table-cell>
          <table:table-cell table:style-name="ce8" table:formula="of:=IF(OR([.$D$3]&lt;&gt;&quot;&quot;;[.A128]=&quot;&quot;);&quot;&quot;;IF([.$C$3]=1;[.$C$2]*EXP(-[.$I$2]*[.A128]);IF(AND([.$C$3]&lt;1;[.A128]&gt;=[.$I$3]);0;([.$C$2]^(1-[.$C$3])-(1-[.$C$3])*[.$I$2]*[.A128])^(1/(1-[.$C$3])))))" office:value-type="float" office:value="0.470178901516538" calcext:value-type="float">
            <text:p>4.70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28]+[.$C$6])" office:value-type="float" office:value="23.3999999999999" calcext:value-type="float">
            <text:p>23.3999999999999</text:p>
          </table:table-cell>
          <table:table-cell table:style-name="ce8" table:formula="of:=IF(OR([.$D$3]&lt;&gt;&quot;&quot;;[.A129]=&quot;&quot;);&quot;&quot;;IF([.$C$3]=1;[.$C$2]*EXP(-[.$I$2]*[.A129]);IF(AND([.$C$3]&lt;1;[.A129]&gt;=[.$I$3]);0;([.$C$2]^(1-[.$C$3])-(1-[.$C$3])*[.$I$2]*[.A129])^(1/(1-[.$C$3])))))" office:value-type="float" office:value="0.457949015339458" calcext:value-type="float">
            <text:p>4.58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29]+[.$C$6])" office:value-type="float" office:value="23.5999999999999" calcext:value-type="float">
            <text:p>23.5999999999999</text:p>
          </table:table-cell>
          <table:table-cell table:style-name="ce8" table:formula="of:=IF(OR([.$D$3]&lt;&gt;&quot;&quot;;[.A130]=&quot;&quot;);&quot;&quot;;IF([.$C$3]=1;[.$C$2]*EXP(-[.$I$2]*[.A130]);IF(AND([.$C$3]&lt;1;[.A130]&gt;=[.$I$3]);0;([.$C$2]^(1-[.$C$3])-(1-[.$C$3])*[.$I$2]*[.A130])^(1/(1-[.$C$3])))))" office:value-type="float" office:value="0.446037242364442" calcext:value-type="float">
            <text:p>4.46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30]+[.$C$6])" office:value-type="float" office:value="23.7999999999999" calcext:value-type="float">
            <text:p>23.7999999999999</text:p>
          </table:table-cell>
          <table:table-cell table:style-name="ce8" table:formula="of:=IF(OR([.$D$3]&lt;&gt;&quot;&quot;;[.A131]=&quot;&quot;);&quot;&quot;;IF([.$C$3]=1;[.$C$2]*EXP(-[.$I$2]*[.A131]);IF(AND([.$C$3]&lt;1;[.A131]&gt;=[.$I$3]);0;([.$C$2]^(1-[.$C$3])-(1-[.$C$3])*[.$I$2]*[.A131])^(1/(1-[.$C$3])))))" office:value-type="float" office:value="0.434435308106522" calcext:value-type="float">
            <text:p>4.34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31]+[.$C$6])" office:value-type="float" office:value="23.9999999999999" calcext:value-type="float">
            <text:p>23.9999999999999</text:p>
          </table:table-cell>
          <table:table-cell table:style-name="ce8" table:formula="of:=IF(OR([.$D$3]&lt;&gt;&quot;&quot;;[.A132]=&quot;&quot;);&quot;&quot;;IF([.$C$3]=1;[.$C$2]*EXP(-[.$I$2]*[.A132]);IF(AND([.$C$3]&lt;1;[.A132]&gt;=[.$I$3]);0;([.$C$2]^(1-[.$C$3])-(1-[.$C$3])*[.$I$2]*[.A132])^(1/(1-[.$C$3])))))" office:value-type="float" office:value="0.423135153309465" calcext:value-type="float">
            <text:p>4.23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32]+[.$C$6])" office:value-type="float" office:value="24.1999999999999" calcext:value-type="float">
            <text:p>24.1999999999999</text:p>
          </table:table-cell>
          <table:table-cell table:style-name="ce8" table:formula="of:=IF(OR([.$D$3]&lt;&gt;&quot;&quot;;[.A133]=&quot;&quot;);&quot;&quot;;IF([.$C$3]=1;[.$C$2]*EXP(-[.$I$2]*[.A133]);IF(AND([.$C$3]&lt;1;[.A133]&gt;=[.$I$3]);0;([.$C$2]^(1-[.$C$3])-(1-[.$C$3])*[.$I$2]*[.A133])^(1/(1-[.$C$3])))))" office:value-type="float" office:value="0.412128928347424" calcext:value-type="float">
            <text:p>4.12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33]+[.$C$6])" office:value-type="float" office:value="24.3999999999999" calcext:value-type="float">
            <text:p>24.3999999999999</text:p>
          </table:table-cell>
          <table:table-cell table:style-name="ce8" table:formula="of:=IF(OR([.$D$3]&lt;&gt;&quot;&quot;;[.A134]=&quot;&quot;);&quot;&quot;;IF([.$C$3]=1;[.$C$2]*EXP(-[.$I$2]*[.A134]);IF(AND([.$C$3]&lt;1;[.A134]&gt;=[.$I$3]);0;([.$C$2]^(1-[.$C$3])-(1-[.$C$3])*[.$I$2]*[.A134])^(1/(1-[.$C$3])))))" office:value-type="float" office:value="0.401408987772223" calcext:value-type="float">
            <text:p>4.01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34]+[.$C$6])" office:value-type="float" office:value="24.5999999999999" calcext:value-type="float">
            <text:p>24.5999999999999</text:p>
          </table:table-cell>
          <table:table-cell table:style-name="ce8" table:formula="of:=IF(OR([.$D$3]&lt;&gt;&quot;&quot;;[.A135]=&quot;&quot;);&quot;&quot;;IF([.$C$3]=1;[.$C$2]*EXP(-[.$I$2]*[.A135]);IF(AND([.$C$3]&lt;1;[.A135]&gt;=[.$I$3]);0;([.$C$2]^(1-[.$C$3])-(1-[.$C$3])*[.$I$2]*[.A135])^(1/(1-[.$C$3])))))" office:value-type="float" office:value="0.390967885002454" calcext:value-type="float">
            <text:p>3.91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35]+[.$C$6])" office:value-type="float" office:value="24.7999999999999" calcext:value-type="float">
            <text:p>24.7999999999999</text:p>
          </table:table-cell>
          <table:table-cell table:style-name="ce8" table:formula="of:=IF(OR([.$D$3]&lt;&gt;&quot;&quot;;[.A136]=&quot;&quot;);&quot;&quot;;IF([.$C$3]=1;[.$C$2]*EXP(-[.$I$2]*[.A136]);IF(AND([.$C$3]&lt;1;[.A136]&gt;=[.$I$3]);0;([.$C$2]^(1-[.$C$3])-(1-[.$C$3])*[.$I$2]*[.A136])^(1/(1-[.$C$3])))))" office:value-type="float" office:value="0.380798367150736" calcext:value-type="float">
            <text:p>3.81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36]+[.$C$6])" office:value-type="float" office:value="24.9999999999999" calcext:value-type="float">
            <text:p>24.9999999999999</text:p>
          </table:table-cell>
          <table:table-cell table:style-name="ce8" table:formula="of:=IF(OR([.$D$3]&lt;&gt;&quot;&quot;;[.A137]=&quot;&quot;);&quot;&quot;;IF([.$C$3]=1;[.$C$2]*EXP(-[.$I$2]*[.A137]);IF(AND([.$C$3]&lt;1;[.A137]&gt;=[.$I$3]);0;([.$C$2]^(1-[.$C$3])-(1-[.$C$3])*[.$I$2]*[.A137])^(1/(1-[.$C$3])))))" office:value-type="float" office:value="0.370893369985507" calcext:value-type="float">
            <text:p>3.71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37]+[.$C$6])" office:value-type="float" office:value="25.1999999999999" calcext:value-type="float">
            <text:p>25.1999999999999</text:p>
          </table:table-cell>
          <table:table-cell table:style-name="ce8" table:formula="of:=IF(OR([.$D$3]&lt;&gt;&quot;&quot;;[.A138]=&quot;&quot;);&quot;&quot;;IF([.$C$3]=1;[.$C$2]*EXP(-[.$I$2]*[.A138]);IF(AND([.$C$3]&lt;1;[.A138]&gt;=[.$I$3]);0;([.$C$2]^(1-[.$C$3])-(1-[.$C$3])*[.$I$2]*[.A138])^(1/(1-[.$C$3])))))" office:value-type="float" office:value="0.361246013023879" calcext:value-type="float">
            <text:p>3.61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38]+[.$C$6])" office:value-type="float" office:value="25.3999999999999" calcext:value-type="float">
            <text:p>25.3999999999999</text:p>
          </table:table-cell>
          <table:table-cell table:style-name="ce8" table:formula="of:=IF(OR([.$D$3]&lt;&gt;&quot;&quot;;[.A139]=&quot;&quot;);&quot;&quot;;IF([.$C$3]=1;[.$C$2]*EXP(-[.$I$2]*[.A139]);IF(AND([.$C$3]&lt;1;[.A139]&gt;=[.$I$3]);0;([.$C$2]^(1-[.$C$3])-(1-[.$C$3])*[.$I$2]*[.A139])^(1/(1-[.$C$3])))))" office:value-type="float" office:value="0.351849594752119" calcext:value-type="float">
            <text:p>3.52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39]+[.$C$6])" office:value-type="float" office:value="25.5999999999999" calcext:value-type="float">
            <text:p>25.5999999999999</text:p>
          </table:table-cell>
          <table:table-cell table:style-name="ce8" table:formula="of:=IF(OR([.$D$3]&lt;&gt;&quot;&quot;;[.A140]=&quot;&quot;);&quot;&quot;;IF([.$C$3]=1;[.$C$2]*EXP(-[.$I$2]*[.A140]);IF(AND([.$C$3]&lt;1;[.A140]&gt;=[.$I$3]);0;([.$C$2]^(1-[.$C$3])-(1-[.$C$3])*[.$I$2]*[.A140])^(1/(1-[.$C$3])))))" office:value-type="float" office:value="0.342697587970465" calcext:value-type="float">
            <text:p>3.43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40]+[.$C$6])" office:value-type="float" office:value="25.7999999999999" calcext:value-type="float">
            <text:p>25.7999999999999</text:p>
          </table:table-cell>
          <table:table-cell table:style-name="ce8" table:formula="of:=IF(OR([.$D$3]&lt;&gt;&quot;&quot;;[.A141]=&quot;&quot;);&quot;&quot;;IF([.$C$3]=1;[.$C$2]*EXP(-[.$I$2]*[.A141]);IF(AND([.$C$3]&lt;1;[.A141]&gt;=[.$I$3]);0;([.$C$2]^(1-[.$C$3])-(1-[.$C$3])*[.$I$2]*[.A141])^(1/(1-[.$C$3])))))" office:value-type="float" office:value="0.333783635259018" calcext:value-type="float">
            <text:p>3.34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41]+[.$C$6])" office:value-type="float" office:value="25.9999999999999" calcext:value-type="float">
            <text:p>25.9999999999999</text:p>
          </table:table-cell>
          <table:table-cell table:style-name="ce8" table:formula="of:=IF(OR([.$D$3]&lt;&gt;&quot;&quot;;[.A142]=&quot;&quot;);&quot;&quot;;IF([.$C$3]=1;[.$C$2]*EXP(-[.$I$2]*[.A142]);IF(AND([.$C$3]&lt;1;[.A142]&gt;=[.$I$3]);0;([.$C$2]^(1-[.$C$3])-(1-[.$C$3])*[.$I$2]*[.A142])^(1/(1-[.$C$3])))))" office:value-type="float" office:value="0.325101544561577" calcext:value-type="float">
            <text:p>3.25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42]+[.$C$6])" office:value-type="float" office:value="26.1999999999999" calcext:value-type="float">
            <text:p>26.1999999999999</text:p>
          </table:table-cell>
          <table:table-cell table:style-name="ce8" table:formula="of:=IF(OR([.$D$3]&lt;&gt;&quot;&quot;;[.A143]=&quot;&quot;);&quot;&quot;;IF([.$C$3]=1;[.$C$2]*EXP(-[.$I$2]*[.A143]);IF(AND([.$C$3]&lt;1;[.A143]&gt;=[.$I$3]);0;([.$C$2]^(1-[.$C$3])-(1-[.$C$3])*[.$I$2]*[.A143])^(1/(1-[.$C$3])))))" office:value-type="float" office:value="0.316645284884342" calcext:value-type="float">
            <text:p>3.17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43]+[.$C$6])" office:value-type="float" office:value="26.3999999999999" calcext:value-type="float">
            <text:p>26.3999999999999</text:p>
          </table:table-cell>
          <table:table-cell table:style-name="ce8" table:formula="of:=IF(OR([.$D$3]&lt;&gt;&quot;&quot;;[.A144]=&quot;&quot;);&quot;&quot;;IF([.$C$3]=1;[.$C$2]*EXP(-[.$I$2]*[.A144]);IF(AND([.$C$3]&lt;1;[.A144]&gt;=[.$I$3]);0;([.$C$2]^(1-[.$C$3])-(1-[.$C$3])*[.$I$2]*[.A144])^(1/(1-[.$C$3])))))" office:value-type="float" office:value="0.308408982106497" calcext:value-type="float">
            <text:p>3.08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44]+[.$C$6])" office:value-type="float" office:value="26.5999999999999" calcext:value-type="float">
            <text:p>26.5999999999999</text:p>
          </table:table-cell>
          <table:table-cell table:style-name="ce8" table:formula="of:=IF(OR([.$D$3]&lt;&gt;&quot;&quot;;[.A145]=&quot;&quot;);&quot;&quot;;IF([.$C$3]=1;[.$C$2]*EXP(-[.$I$2]*[.A145]);IF(AND([.$C$3]&lt;1;[.A145]&gt;=[.$I$3]);0;([.$C$2]^(1-[.$C$3])-(1-[.$C$3])*[.$I$2]*[.A145])^(1/(1-[.$C$3])))))" office:value-type="float" office:value="0.300386914899768" calcext:value-type="float">
            <text:p>3.00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45]+[.$C$6])" office:value-type="float" office:value="26.7999999999999" calcext:value-type="float">
            <text:p>26.7999999999999</text:p>
          </table:table-cell>
          <table:table-cell table:style-name="ce8" table:formula="of:=IF(OR([.$D$3]&lt;&gt;&quot;&quot;;[.A146]=&quot;&quot;);&quot;&quot;;IF([.$C$3]=1;[.$C$2]*EXP(-[.$I$2]*[.A146]);IF(AND([.$C$3]&lt;1;[.A146]&gt;=[.$I$3]);0;([.$C$2]^(1-[.$C$3])-(1-[.$C$3])*[.$I$2]*[.A146])^(1/(1-[.$C$3])))))" office:value-type="float" office:value="0.292573510754114" calcext:value-type="float">
            <text:p>2.93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46]+[.$C$6])" office:value-type="float" office:value="26.9999999999999" calcext:value-type="float">
            <text:p>26.9999999999999</text:p>
          </table:table-cell>
          <table:table-cell table:style-name="ce8" table:formula="of:=IF(OR([.$D$3]&lt;&gt;&quot;&quot;;[.A147]=&quot;&quot;);&quot;&quot;;IF([.$C$3]=1;[.$C$2]*EXP(-[.$I$2]*[.A147]);IF(AND([.$C$3]&lt;1;[.A147]&gt;=[.$I$3]);0;([.$C$2]^(1-[.$C$3])-(1-[.$C$3])*[.$I$2]*[.A147])^(1/(1-[.$C$3])))))" office:value-type="float" office:value="0.284963342106796" calcext:value-type="float">
            <text:p>2.85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47]+[.$C$6])" office:value-type="float" office:value="27.1999999999999" calcext:value-type="float">
            <text:p>27.1999999999999</text:p>
          </table:table-cell>
          <table:table-cell table:style-name="ce8" table:formula="of:=IF(OR([.$D$3]&lt;&gt;&quot;&quot;;[.A148]=&quot;&quot;);&quot;&quot;;IF([.$C$3]=1;[.$C$2]*EXP(-[.$I$2]*[.A148]);IF(AND([.$C$3]&lt;1;[.A148]&gt;=[.$I$3]);0;([.$C$2]^(1-[.$C$3])-(1-[.$C$3])*[.$I$2]*[.A148])^(1/(1-[.$C$3])))))" office:value-type="float" office:value="0.277551122572135" calcext:value-type="float">
            <text:p>2.78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48]+[.$C$6])" office:value-type="float" office:value="27.3999999999999" calcext:value-type="float">
            <text:p>27.3999999999999</text:p>
          </table:table-cell>
          <table:table-cell table:style-name="ce8" table:formula="of:=IF(OR([.$D$3]&lt;&gt;&quot;&quot;;[.A149]=&quot;&quot;);&quot;&quot;;IF([.$C$3]=1;[.$C$2]*EXP(-[.$I$2]*[.A149]);IF(AND([.$C$3]&lt;1;[.A149]&gt;=[.$I$3]);0;([.$C$2]^(1-[.$C$3])-(1-[.$C$3])*[.$I$2]*[.A149])^(1/(1-[.$C$3])))))" office:value-type="float" office:value="0.270331703269335" calcext:value-type="float">
            <text:p>2.70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49]+[.$C$6])" office:value-type="float" office:value="27.5999999999999" calcext:value-type="float">
            <text:p>27.5999999999999</text:p>
          </table:table-cell>
          <table:table-cell table:style-name="ce8" table:formula="of:=IF(OR([.$D$3]&lt;&gt;&quot;&quot;;[.A150]=&quot;&quot;);&quot;&quot;;IF([.$C$3]=1;[.$C$2]*EXP(-[.$I$2]*[.A150]);IF(AND([.$C$3]&lt;1;[.A150]&gt;=[.$I$3]);0;([.$C$2]^(1-[.$C$3])-(1-[.$C$3])*[.$I$2]*[.A150])^(1/(1-[.$C$3])))))" office:value-type="float" office:value="0.263300069245825" calcext:value-type="float">
            <text:p>2.63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50]+[.$C$6])" office:value-type="float" office:value="27.7999999999999" calcext:value-type="float">
            <text:p>27.7999999999999</text:p>
          </table:table-cell>
          <table:table-cell table:style-name="ce8" table:formula="of:=IF(OR([.$D$3]&lt;&gt;&quot;&quot;;[.A151]=&quot;&quot;);&quot;&quot;;IF([.$C$3]=1;[.$C$2]*EXP(-[.$I$2]*[.A151]);IF(AND([.$C$3]&lt;1;[.A151]&gt;=[.$I$3]);0;([.$C$2]^(1-[.$C$3])-(1-[.$C$3])*[.$I$2]*[.A151])^(1/(1-[.$C$3])))))" office:value-type="float" office:value="0.256451335993637" calcext:value-type="float">
            <text:p>2.56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51]+[.$C$6])" office:value-type="float" office:value="27.9999999999999" calcext:value-type="float">
            <text:p>27.9999999999999</text:p>
          </table:table-cell>
          <table:table-cell table:style-name="ce8" table:formula="of:=IF(OR([.$D$3]&lt;&gt;&quot;&quot;;[.A152]=&quot;&quot;);&quot;&quot;;IF([.$C$3]=1;[.$C$2]*EXP(-[.$I$2]*[.A152]);IF(AND([.$C$3]&lt;1;[.A152]&gt;=[.$I$3]);0;([.$C$2]^(1-[.$C$3])-(1-[.$C$3])*[.$I$2]*[.A152])^(1/(1-[.$C$3])))))" office:value-type="float" office:value="0.249780746056389" calcext:value-type="float">
            <text:p>2.50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52]+[.$C$6])" office:value-type="float" office:value="28.1999999999999" calcext:value-type="float">
            <text:p>28.1999999999999</text:p>
          </table:table-cell>
          <table:table-cell table:style-name="ce8" table:formula="of:=IF(OR([.$D$3]&lt;&gt;&quot;&quot;;[.A153]=&quot;&quot;);&quot;&quot;;IF([.$C$3]=1;[.$C$2]*EXP(-[.$I$2]*[.A153]);IF(AND([.$C$3]&lt;1;[.A153]&gt;=[.$I$3]);0;([.$C$2]^(1-[.$C$3])-(1-[.$C$3])*[.$I$2]*[.A153])^(1/(1-[.$C$3])))))" office:value-type="float" office:value="0.243283665724535" calcext:value-type="float">
            <text:p>2.43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53]+[.$C$6])" office:value-type="float" office:value="28.3999999999999" calcext:value-type="float">
            <text:p>28.3999999999999</text:p>
          </table:table-cell>
          <table:table-cell table:style-name="ce8" table:formula="of:=IF(OR([.$D$3]&lt;&gt;&quot;&quot;;[.A154]=&quot;&quot;);&quot;&quot;;IF([.$C$3]=1;[.$C$2]*EXP(-[.$I$2]*[.A154]);IF(AND([.$C$3]&lt;1;[.A154]&gt;=[.$I$3]);0;([.$C$2]^(1-[.$C$3])-(1-[.$C$3])*[.$I$2]*[.A154])^(1/(1-[.$C$3])))))" office:value-type="float" office:value="0.236955581816565" calcext:value-type="float">
            <text:p>2.37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54]+[.$C$6])" office:value-type="float" office:value="28.5999999999999" calcext:value-type="float">
            <text:p>28.5999999999999</text:p>
          </table:table-cell>
          <table:table-cell table:style-name="ce8" table:formula="of:=IF(OR([.$D$3]&lt;&gt;&quot;&quot;;[.A155]=&quot;&quot;);&quot;&quot;;IF([.$C$3]=1;[.$C$2]*EXP(-[.$I$2]*[.A155]);IF(AND([.$C$3]&lt;1;[.A155]&gt;=[.$I$3]);0;([.$C$2]^(1-[.$C$3])-(1-[.$C$3])*[.$I$2]*[.A155])^(1/(1-[.$C$3])))))" office:value-type="float" office:value="0.230792098543936" calcext:value-type="float">
            <text:p>2.31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55]+[.$C$6])" office:value-type="float" office:value="28.7999999999999" calcext:value-type="float">
            <text:p>28.7999999999999</text:p>
          </table:table-cell>
          <table:table-cell table:style-name="ce8" table:formula="of:=IF(OR([.$D$3]&lt;&gt;&quot;&quot;;[.A156]=&quot;&quot;);&quot;&quot;;IF([.$C$3]=1;[.$C$2]*EXP(-[.$I$2]*[.A156]);IF(AND([.$C$3]&lt;1;[.A156]&gt;=[.$I$3]);0;([.$C$2]^(1-[.$C$3])-(1-[.$C$3])*[.$I$2]*[.A156])^(1/(1-[.$C$3])))))" office:value-type="float" office:value="0.224788934457548" calcext:value-type="float">
            <text:p>2.25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56]+[.$C$6])" office:value-type="float" office:value="28.9999999999999" calcext:value-type="float">
            <text:p>28.9999999999999</text:p>
          </table:table-cell>
          <table:table-cell table:style-name="ce8" table:formula="of:=IF(OR([.$D$3]&lt;&gt;&quot;&quot;;[.A157]=&quot;&quot;);&quot;&quot;;IF([.$C$3]=1;[.$C$2]*EXP(-[.$I$2]*[.A157]);IF(AND([.$C$3]&lt;1;[.A157]&gt;=[.$I$3]);0;([.$C$2]^(1-[.$C$3])-(1-[.$C$3])*[.$I$2]*[.A157])^(1/(1-[.$C$3])))))" office:value-type="float" office:value="0.218941919473643" calcext:value-type="float">
            <text:p>2.19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57]+[.$C$6])" office:value-type="float" office:value="29.1999999999999" calcext:value-type="float">
            <text:p>29.1999999999999</text:p>
          </table:table-cell>
          <table:table-cell table:style-name="ce8" table:formula="of:=IF(OR([.$D$3]&lt;&gt;&quot;&quot;;[.A158]=&quot;&quot;);&quot;&quot;;IF([.$C$3]=1;[.$C$2]*EXP(-[.$I$2]*[.A158]);IF(AND([.$C$3]&lt;1;[.A158]&gt;=[.$I$3]);0;([.$C$2]^(1-[.$C$3])-(1-[.$C$3])*[.$I$2]*[.A158])^(1/(1-[.$C$3])))))" office:value-type="float" office:value="0.213246991977072" calcext:value-type="float">
            <text:p>2.13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58]+[.$C$6])" office:value-type="float" office:value="29.3999999999999" calcext:value-type="float">
            <text:p>29.3999999999999</text:p>
          </table:table-cell>
          <table:table-cell table:style-name="ce8" table:formula="of:=IF(OR([.$D$3]&lt;&gt;&quot;&quot;;[.A159]=&quot;&quot;);&quot;&quot;;IF([.$C$3]=1;[.$C$2]*EXP(-[.$I$2]*[.A159]);IF(AND([.$C$3]&lt;1;[.A159]&gt;=[.$I$3]);0;([.$C$2]^(1-[.$C$3])-(1-[.$C$3])*[.$I$2]*[.A159])^(1/(1-[.$C$3])))))" office:value-type="float" office:value="0.207700195999898" calcext:value-type="float">
            <text:p>2.08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59]+[.$C$6])" office:value-type="float" office:value="29.5999999999999" calcext:value-type="float">
            <text:p>29.5999999999999</text:p>
          </table:table-cell>
          <table:table-cell table:style-name="ce8" table:formula="of:=IF(OR([.$D$3]&lt;&gt;&quot;&quot;;[.A160]=&quot;&quot;);&quot;&quot;;IF([.$C$3]=1;[.$C$2]*EXP(-[.$I$2]*[.A160]);IF(AND([.$C$3]&lt;1;[.A160]&gt;=[.$I$3]);0;([.$C$2]^(1-[.$C$3])-(1-[.$C$3])*[.$I$2]*[.A160])^(1/(1-[.$C$3])))))" office:value-type="float" office:value="0.202297678473393" calcext:value-type="float">
            <text:p>2.02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60]+[.$C$6])" office:value-type="float" office:value="29.7999999999999" calcext:value-type="float">
            <text:p>29.7999999999999</text:p>
          </table:table-cell>
          <table:table-cell table:style-name="ce8" table:formula="of:=IF(OR([.$D$3]&lt;&gt;&quot;&quot;;[.A161]=&quot;&quot;);&quot;&quot;;IF([.$C$3]=1;[.$C$2]*EXP(-[.$I$2]*[.A161]);IF(AND([.$C$3]&lt;1;[.A161]&gt;=[.$I$3]);0;([.$C$2]^(1-[.$C$3])-(1-[.$C$3])*[.$I$2]*[.A161])^(1/(1-[.$C$3])))))" office:value-type="float" office:value="0.197035686551516" calcext:value-type="float">
            <text:p>1.97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>
          <table:table-cell table:style-name="ce2" table:formula="of:=IF([.$D$6]&lt;&gt;&quot;&quot;;&quot;&quot;;[.A161]+[.$C$6])" office:value-type="float" office:value="29.9999999999999" calcext:value-type="float">
            <text:p>29.9999999999999</text:p>
          </table:table-cell>
          <table:table-cell table:style-name="ce8" table:formula="of:=IF(OR([.$D$3]&lt;&gt;&quot;&quot;;[.A162]=&quot;&quot;);&quot;&quot;;IF([.$C$3]=1;[.$C$2]*EXP(-[.$I$2]*[.A162]);IF(AND([.$C$3]&lt;1;[.A162]&gt;=[.$I$3]);0;([.$C$2]^(1-[.$C$3])-(1-[.$C$3])*[.$I$2]*[.A162])^(1/(1-[.$C$3])))))" office:value-type="float" office:value="0.191910565004004" calcext:value-type="float">
            <text:p>1.92E-01</text:p>
          </table:table-cell>
          <table:table-cell/>
          <table:table-cell table:style-name="ce8" table:number-columns-repeated="3"/>
          <table:table-cell table:style-name="ce2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 table:number-rows-repeated="8">
          <table:table-cell table:style-name="ce2" table:number-columns-repeated="7"/>
          <table:table-cell table:style-name="ce16"/>
          <table:table-cell table:style-name="ce8"/>
          <table:table-cell table:style-name="ce16"/>
          <table:table-cell table:style-name="ce8" table:number-columns-repeated="2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8"/>
          <table:table-cell table:style-name="ce16"/>
          <table:table-cell table:style-name="ce2"/>
          <table:table-cell table:style-name="ce8"/>
          <table:table-cell table:style-name="ce2" table:number-columns-repeated="2"/>
          <table:table-cell table:number-columns-repeated="998"/>
        </table:table-row>
        <table:table-row table:style-name="ro1" table:number-rows-repeated="90">
          <table:table-cell table:style-name="ce2" table:number-columns-repeated="26"/>
          <table:table-cell table:number-columns-repeated="998"/>
        </table:table-row>
        <table:table-row table:style-name="ro1" table:number-rows-repeated="10483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fo" table:style-name="ta1">
        <table:table-column table:style-name="co7" table:default-cell-style-name="ce6"/>
        <table:table-column table:style-name="co7" table:number-columns-repeated="7" table:default-cell-style-name="Default"/>
        <table:table-column table:style-name="co8" table:default-cell-style-name="Default"/>
        <table:table-column table:style-name="co7" table:default-cell-style-name="Default"/>
        <table:table-row table:style-name="ro2">
          <table:table-cell table:style-name="Default" office:value-type="string" calcext:value-type="string">
            <text:p><text:span text:style-name="T3">The worksheet addresses degradation of a chemical due to </text:span><text:span text:style-name="T4">n</text:span><text:span text:style-name="T5">th</text:span><text:span text:style-name="T6">-order kinetics, e.g. in a batch system. 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centration is calculated as a function of time (sheet "model").</text:p>
          </table:table-cell>
          <table:table-cell table:number-columns-repeated="7"/>
          <table:table-cell office:value-type="string" calcext:value-type="string">
            <text:p>Original Author:</text:p>
          </table:table-cell>
          <table:table-cell office:value-type="string" calcext:value-type="string">
            <text:p>Rudolf Liedl</text:p>
          </table:table-cell>
        </table:table-row>
        <table:table-row table:style-name="ro1">
          <table:table-cell table:number-columns-repeated="9"/>
          <table:table-cell office:value-type="float" office:value="2005" calcext:value-type="float">
            <text:p>2005</text:p>
          </table:table-cell>
        </table:table-row>
        <table:table-row table:style-name="ro2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Computations are based on analytical solutions.</text:p>
          </table:table-cell>
          <table:table-cell table:number-columns-repeated="7"/>
          <table:table-cell office:value-type="string" calcext:value-type="string">
            <text:p>Adapted to ods format:</text:p>
          </table:table-cell>
          <table:table-cell office:value-type="string" calcext:value-type="string">
            <text:p>Prabhas Yadav</text:p>
          </table:table-cell>
        </table:table-row>
        <table:table-row table:style-name="ro1">
          <table:table-cell office:value-type="string" calcext:value-type="string">
            <text:p>The model result (concentration-time curve) is shown in a diagram (red curve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available, measured data are also displayed (blue symbols). </text:p>
          </table:table-cell>
          <table:table-cell table:number-columns-repeated="9"/>
        </table:table-row>
        <table:table-row table:style-name="ro2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Cells requiring input parameters are coloured light green:</text:p>
          </table:table-cell>
          <table:table-cell table:number-columns-repeated="4"/>
          <table:table-cell table:style-name="ce27"/>
          <table:table-cell table:number-columns-repeated="4"/>
        </table:table-row>
        <table:table-row table:style-name="ro2">
          <table:table-cell table:style-name="Default"/>
          <table:table-cell table:number-columns-repeated="9"/>
        </table:table-row>
        <table:table-row table:style-name="ro1">
          <table:table-cell table:style-name="ce23" office:value-type="string" calcext:value-type="string">
            <text:p>input parameters</text:p>
          </table:table-cell>
          <table:table-cell/>
          <table:table-cell table:style-name="ce23" office:value-type="string" calcext:value-type="string">
            <text:p>dimension</text:p>
          </table:table-cell>
          <table:table-cell table:style-name="ce25" office:value-type="string" calcext:value-type="string">
            <text:p>remark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itial concentration</text:p>
          </table:table-cell>
          <table:table-cell/>
          <table:table-cell table:style-name="ce6" office:value-type="string" calcext:value-type="string">
            <text:p>[M/L³]</text:p>
          </table:table-cell>
          <table:table-cell table:style-name="ce26" office:value-type="string" calcext:value-type="string">
            <text:p>enter non-negative numb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der</text:p>
          </table:table-cell>
          <table:table-cell/>
          <table:table-cell table:style-name="ce6" office:value-type="string" calcext:value-type="string">
            <text:p>[-]</text:p>
          </table:table-cell>
          <table:table-cell table:style-name="ce26" office:value-type="string" calcext:value-type="string">
            <text:p>enter non-negative numb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lf-life</text:p>
          </table:table-cell>
          <table:table-cell/>
          <table:table-cell table:style-name="ce6" office:value-type="string" calcext:value-type="string">
            <text:p>[T] *</text:p>
          </table:table-cell>
          <table:table-cell table:style-name="ce26" office:value-type="string" calcext:value-type="string">
            <text:p>enter positive numb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 increment</text:p>
          </table:table-cell>
          <table:table-cell/>
          <table:table-cell table:style-name="ce6" office:value-type="string" calcext:value-type="string">
            <text:p>[T] *</text:p>
          </table:table-cell>
          <table:table-cell table:style-name="ce26" office:value-type="string" calcext:value-type="string">
            <text:p>enter positive number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2"/>
          <table:table-cell table:style-name="ce26"/>
          <table:table-cell table:number-columns-repeated="6"/>
        </table:table-row>
        <table:table-row table:style-name="ro1">
          <table:table-cell table:style-name="ce24" office:value-type="string" calcext:value-type="string">
            <text:p>* same time unit must be used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3P0" style:volatile="true">
      <number:number number:decimal-places="0" loext:min-decimal-places="0" number:min-integer-digits="1" number:grouping="true"/>
      <number:text> DM</number:text>
    </number:number-style>
    <number:number-style style:name="N143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0" loext:min-decimal-places="0" number:min-integer-digits="1" number:grouping="true"/>
      <number:text> DM</number:text>
    </number:number-style>
    <number:number-style style:name="N144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44P0"/>
    </number:number-style>
    <number:number-style style:name="N146P0" style:volatile="true">
      <number:number number:decimal-places="2" loext:min-decimal-places="2" number:min-integer-digits="1" number:grouping="true"/>
      <number:text> DM</number:text>
    </number:number-style>
    <number:number-style style:name="N146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  <number:text> DM</number:text>
    </number:number-style>
    <number:number-style style:name="N147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47P0"/>
    </number:number-style>
    <number:number-style style:name="N151P0" style:volatile="true">
      <loext:text> </loext:text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151P1" style:volatile="true">
      <loext:text>-</loext:text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151P2" style:volatile="true">
      <loext:text> </loext:text>
      <loext:fill-character> </loext:fill-character>
      <number:text>- DM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55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55P2" style:volatile="true">
      <loext:text> </loext:text>
      <loext:fill-character> </loext:fill-character>
      <number:text>-  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DM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63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6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number number:decimal-places="3" loext:min-decimal-places="3" number:min-integer-digits="0"/>
    </number:number-style>
    <number:number-style style:name="N165">
      <number:number number:decimal-places="7" loext:min-decimal-places="7" number:min-integer-digits="0"/>
      <number:text>.</number:text>
    </number:number-style>
    <number:number-style style:name="N166">
      <number:number number:decimal-places="5" loext:min-decimal-places="5" number:min-integer-digits="0"/>
      <number:text>.</number:text>
    </number:number-style>
    <number:number-style style:name="N167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68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21:20:19.2530019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07:29:48.279262524</meta:creation-date>
    <dc:date>2016-12-05T21:20:28.588739066</dc:date>
    <meta:editing-duration>PT16M</meta:editing-duration>
    <meta:editing-cycles>4</meta:editing-cycles>
    <meta:generator>LibreOffice/5.2.3.3$Linux_X86_64 LibreOffice_project/d54a8868f08a7b39642414cf2c8ef2f228f780cf</meta:generator>
    <meta:document-statistic meta:table-count="2" meta:cell-count="3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68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1pt" fo:font-weight="bold" style:font-size-asian="9pt" style:font-size-complex="9pt"/>
    </style:style>
    <style:style style:name="ch5" style:family="chart" style:data-style-name="N168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68">
      <style:chart-properties chart:symbol-type="none" chart:link-data-style-to-source="true"/>
      <style:graphic-properties svg:stroke-width="0.08cm" svg:stroke-color="#ff3333" draw:fill-color="#ff3333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168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3333ff" draw:fill-color="#3333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nth order decay'.A12:'nth order decay'.B162 'nth order decay'.M2:'nth order decay'.M8" svg:x="1.453cm" svg:y="0.18cm" svg:width="14.227cm" svg:height="7.537cm">
          <chartooo:coordinate-region svg:x="2.18cm" svg:y="0.379cm" svg:width="13.128cm" svg:height="6.691cm"/>
          <chart:axis chart:dimension="x" chart:name="primary-x" chart:style-name="ch3">
            <chart:title svg:x="7.808cm" svg:y="7.897cm" chart:style-name="ch4">
              <text:p>time (y)</text:p>
            </chart:title>
          </chart:axis>
          <chart:axis chart:dimension="y" chart:name="primary-y" chart:style-name="ch5">
            <chart:title svg:x="0.451cm" svg:y="5.989cm" chart:style-name="ch6">
              <text:p>Concentration (mg/L)</text:p>
            </chart:title>
            <chart:grid chart:style-name="ch7" chart:class="major"/>
          </chart:axis>
          <chart:series chart:style-name="ch8" chart:values-cell-range-address="'nth order decay'.B12:'nth order decay'.B162" chart:class="chart:scatter">
            <chart:domain table:cell-range-address="'nth order decay'.A12:'nth order decay'.A162"/>
            <chart:data-point chart:repeated="5"/>
            <chart:data-point chart:style-name="ch9"/>
            <chart:data-point chart:repeated="145"/>
          </chart:series>
          <chart:series chart:style-name="ch10" chart:values-cell-range-address="'nth order decay'.M2:'nth order decay'.M8" chart:class="chart:scatter">
            <chart:domain table:cell-range-address="'nth order decay'.L2:'nth order decay'.L8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nth order decay'.A12:'nth order decay'.A162</svg:desc>
                </draw:g>
              </table:table-cell>
              <table:table-cell office:value-type="float" office:value="10">
                <text:p>10</text:p>
                <draw:g>
                  <svg:desc>'nth order decay'.B12:'nth order decay'.B162</svg:desc>
                </draw:g>
              </table:table-cell>
              <table:table-cell office:value-type="float" office:value="0">
                <text:p>0</text:p>
                <draw:g>
                  <svg:desc>'nth order decay'.L2:'nth order decay'.L8</svg:desc>
                </draw:g>
              </table:table-cell>
              <table:table-cell office:value-type="float" office:value="10">
                <text:p>10</text:p>
                <draw:g>
                  <svg:desc>'nth order decay'.M2:'nth order decay'.M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9.73988866498192">
                <text:p>9.73988866498192</text:p>
              </table:table-cell>
              <table:table-cell office:value-type="float" office:value="1">
                <text:p>1</text:p>
              </table:table-cell>
              <table:table-cell office:value-type="float" office:value="8.76">
                <text:p>8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9.48654312062433">
                <text:p>9.48654312062433</text:p>
              </table:table-cell>
              <table:table-cell office:value-type="float" office:value="2">
                <text:p>2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9.23978738104312">
                <text:p>9.23978738104312</text:p>
              </table:table-cell>
              <table:table-cell office:value-type="float" office:value="5">
                <text:p>5</text:p>
              </table:table-cell>
              <table:table-cell office:value-type="float" office:value="5.17">
                <text:p>5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8.99945003794649">
                <text:p>8.99945003794649</text:p>
              </table:table-cell>
              <table:table-cell office:value-type="float" office:value="10">
                <text:p>10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.76536414156661">
                <text:p>8.76536414156661</text:p>
              </table:table-cell>
              <table:table-cell office:value-type="float" office:value="20">
                <text:p>2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8.53736708468836">
                <text:p>8.53736708468836</text:p>
              </table:table-cell>
              <table:table-cell office:value-type="float" office:value="28">
                <text:p>2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">
                <text:p>1.4</text:p>
              </table:table-cell>
              <table:table-cell office:value-type="float" office:value="8.3153004896946">
                <text:p>8.315300489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">
                <text:p>1.6</text:p>
              </table:table-cell>
              <table:table-cell office:value-type="float" office:value="8.0990100985495">
                <text:p>8.0990100985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7.88834566564364">
                <text:p>7.88834566564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7.68316085342618">
                <text:p>7.68316085342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">
                <text:p>2.2</text:p>
              </table:table-cell>
              <table:table-cell office:value-type="float" office:value="7.48331313075185">
                <text:p>7.48331313075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">
                <text:p>2.4</text:p>
              </table:table-cell>
              <table:table-cell office:value-type="float" office:value="7.28866367387203">
                <text:p>7.28866367387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">
                <text:p>2.6</text:p>
              </table:table-cell>
              <table:table-cell office:value-type="float" office:value="7.09907727000117">
                <text:p>7.09907727000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">
                <text:p>2.8</text:p>
              </table:table-cell>
              <table:table-cell office:value-type="float" office:value="6.91442222339152">
                <text:p>6.91442222339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6.73457026385101">
                <text:p>6.73457026385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">
                <text:p>3.2</text:p>
              </table:table-cell>
              <table:table-cell office:value-type="float" office:value="6.55939645764068">
                <text:p>6.5593964576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">
                <text:p>3.4</text:p>
              </table:table-cell>
              <table:table-cell office:value-type="float" office:value="6.3887791206897">
                <text:p>6.3887791206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">
                <text:p>3.6</text:p>
              </table:table-cell>
              <table:table-cell office:value-type="float" office:value="6.22259973406788">
                <text:p>6.22259973406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">
                <text:p>3.8</text:p>
              </table:table-cell>
              <table:table-cell office:value-type="float" office:value="6.06074286165673">
                <text:p>6.06074286165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5.90309606996205">
                <text:p>5.90309606996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2">
                <text:p>4.2</text:p>
              </table:table-cell>
              <table:table-cell office:value-type="float" office:value="5.74954985001227">
                <text:p>5.7495498500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4">
                <text:p>4.4</text:p>
              </table:table-cell>
              <table:table-cell office:value-type="float" office:value="5.5999975412883">
                <text:p>5.5999975412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6">
                <text:p>4.6</text:p>
              </table:table-cell>
              <table:table-cell office:value-type="float" office:value="5.45433525763205">
                <text:p>5.45433525763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8">
                <text:p>4.8</text:p>
              </table:table-cell>
              <table:table-cell office:value-type="float" office:value="5.31246181508217">
                <text:p>5.31246181508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5.17427866158681">
                <text:p>5.17427866158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2">
                <text:p>5.2</text:p>
              </table:table-cell>
              <table:table-cell office:value-type="float" office:value="5.03968980854472">
                <text:p>5.03968980854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4">
                <text:p>5.4</text:p>
              </table:table-cell>
              <table:table-cell office:value-type="float" office:value="4.90860176412696">
                <text:p>4.90860176412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6">
                <text:p>5.6</text:p>
              </table:table-cell>
              <table:table-cell office:value-type="float" office:value="4.78092346833305">
                <text:p>4.78092346833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8">
                <text:p>5.8</text:p>
              </table:table-cell>
              <table:table-cell office:value-type="float" office:value="4.65656622973631">
                <text:p>4.65656622973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4.53544366387463">
                <text:p>4.53544366387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2">
                <text:p>6.2</text:p>
              </table:table-cell>
              <table:table-cell office:value-type="float" office:value="4.41747163324366">
                <text:p>4.41747163324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4">
                <text:p>6.4</text:p>
              </table:table-cell>
              <table:table-cell office:value-type="float" office:value="4.30256818885091">
                <text:p>4.30256818885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6">
                <text:p>6.6</text:p>
              </table:table-cell>
              <table:table-cell office:value-type="float" office:value="4.19065351329008">
                <text:p>4.19065351329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8">
                <text:p>6.8</text:p>
              </table:table-cell>
              <table:table-cell office:value-type="float" office:value="4.08164986529607">
                <text:p>4.08164986529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3.97548152574222">
                <text:p>3.97548152574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2">
                <text:p>7.2</text:p>
              </table:table-cell>
              <table:table-cell office:value-type="float" office:value="3.87207474504216">
                <text:p>3.87207474504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4">
                <text:p>7.4</text:p>
              </table:table-cell>
              <table:table-cell office:value-type="float" office:value="3.77135769191989">
                <text:p>3.7713576919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6">
                <text:p>7.6</text:p>
              </table:table-cell>
              <table:table-cell office:value-type="float" office:value="3.6732604035123">
                <text:p>3.6732604035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8">
                <text:p>7.8</text:p>
              </table:table-cell>
              <table:table-cell office:value-type="float" office:value="3.57771473676963">
                <text:p>3.57771473676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3.48465432112013">
                <text:p>3.48465432112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2">
                <text:p>8.2</text:p>
              </table:table-cell>
              <table:table-cell office:value-type="float" office:value="3.39401451236583">
                <text:p>3.39401451236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4">
                <text:p>8.4</text:p>
              </table:table-cell>
              <table:table-cell office:value-type="float" office:value="3.30573234777761">
                <text:p>3.30573234777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6">
                <text:p>8.6</text:p>
              </table:table-cell>
              <table:table-cell office:value-type="float" office:value="3.21974650235832">
                <text:p>3.21974650235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8">
                <text:p>8.8</text:p>
              </table:table-cell>
              <table:table-cell office:value-type="float" office:value="3.1359972462435">
                <text:p>3.1359972462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">
                <text:p>9</text:p>
              </table:table-cell>
              <table:table-cell office:value-type="float" office:value="3.05442640321016">
                <text:p>3.0544264032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2">
                <text:p>9.2</text:p>
              </table:table-cell>
              <table:table-cell office:value-type="float" office:value="2.97497731026481">
                <text:p>2.9749773102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4">
                <text:p>9.4</text:p>
              </table:table-cell>
              <table:table-cell office:value-type="float" office:value="2.89759477828266">
                <text:p>2.89759477828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6">
                <text:p>9.6</text:p>
              </table:table-cell>
              <table:table-cell office:value-type="float" office:value="2.82222505367061">
                <text:p>2.82222505367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8">
                <text:p>9.8</text:p>
              </table:table-cell>
              <table:table-cell office:value-type="float" office:value="2.74881578102744">
                <text:p>2.74881578102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2.67731596677526">
                <text:p>2.67731596677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2">
                <text:p>10.2</text:p>
              </table:table-cell>
              <table:table-cell office:value-type="float" office:value="2.60767594373695">
                <text:p>2.60767594373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4">
                <text:p>10.4</text:p>
              </table:table-cell>
              <table:table-cell office:value-type="float" office:value="2.53984733663495">
                <text:p>2.53984733663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6">
                <text:p>10.6</text:p>
              </table:table-cell>
              <table:table-cell office:value-type="float" office:value="2.47378302848753">
                <text:p>2.47378302848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8">
                <text:p>10.8</text:p>
              </table:table-cell>
              <table:table-cell office:value-type="float" office:value="2.40943712787904">
                <text:p>2.40943712787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2.34676493708156">
                <text:p>2.34676493708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2">
                <text:p>11.2</text:p>
              </table:table-cell>
              <table:table-cell office:value-type="float" office:value="2.28572292100577">
                <text:p>2.28572292100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4">
                <text:p>11.4</text:p>
              </table:table-cell>
              <table:table-cell office:value-type="float" office:value="2.22626867695935">
                <text:p>2.22626867695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6">
                <text:p>11.6</text:p>
              </table:table-cell>
              <table:table-cell office:value-type="float" office:value="2.16836090519207">
                <text:p>2.16836090519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8">
                <text:p>11.8</text:p>
              </table:table-cell>
              <table:table-cell office:value-type="float" office:value="2.11195938020702">
                <text:p>2.11195938020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">
                <text:p>12</text:p>
              </table:table-cell>
              <table:table-cell office:value-type="float" office:value="2.05702492281806">
                <text:p>2.05702492281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2">
                <text:p>12.2</text:p>
              </table:table-cell>
              <table:table-cell office:value-type="float" office:value="2.00351937293409">
                <text:p>2.00351937293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4">
                <text:p>12.4</text:p>
              </table:table-cell>
              <table:table-cell office:value-type="float" office:value="1.95140556305124">
                <text:p>1.95140556305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6">
                <text:p>12.6</text:p>
              </table:table-cell>
              <table:table-cell office:value-type="float" office:value="1.90064729243455">
                <text:p>1.90064729243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8">
                <text:p>12.8</text:p>
              </table:table-cell>
              <table:table-cell office:value-type="float" office:value="1.85120930197118">
                <text:p>1.85120930197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">
                <text:p>13</text:p>
              </table:table-cell>
              <table:table-cell office:value-type="float" office:value="1.80305724967782">
                <text:p>1.80305724967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2">
                <text:p>13.2</text:p>
              </table:table-cell>
              <table:table-cell office:value-type="float" office:value="1.75615768684505">
                <text:p>1.7561576868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.4">
                <text:p>13.4</text:p>
              </table:table-cell>
              <table:table-cell office:value-type="float" office:value="1.7104780348023">
                <text:p>1.7104780348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.6">
                <text:p>13.6</text:p>
              </table:table-cell>
              <table:table-cell office:value-type="float" office:value="1.66598656228715">
                <text:p>1.66598656228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8">
                <text:p>13.8</text:p>
              </table:table-cell>
              <table:table-cell office:value-type="float" office:value="1.62265236340328">
                <text:p>1.62265236340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">
                <text:p>14</text:p>
              </table:table-cell>
              <table:table-cell office:value-type="float" office:value="1.58044533615177">
                <text:p>1.58044533615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2">
                <text:p>14.2</text:p>
              </table:table-cell>
              <table:table-cell office:value-type="float" office:value="1.53933616152082">
                <text:p>1.53933616152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4">
                <text:p>14.4</text:p>
              </table:table-cell>
              <table:table-cell office:value-type="float" office:value="1.49929628311934">
                <text:p>1.49929628311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.6">
                <text:p>14.6</text:p>
              </table:table-cell>
              <table:table-cell office:value-type="float" office:value="1.46029788734036">
                <text:p>1.46029788734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.8">
                <text:p>14.8</text:p>
              </table:table-cell>
              <table:table-cell office:value-type="float" office:value="1.42231388404034">
                <text:p>1.42231388404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  <table:table-cell office:value-type="float" office:value="1.38531788772109">
                <text:p>1.38531788772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2">
                <text:p>15.2</text:p>
              </table:table-cell>
              <table:table-cell office:value-type="float" office:value="1.34928419920114">
                <text:p>1.34928419920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4">
                <text:p>15.4</text:p>
              </table:table-cell>
              <table:table-cell office:value-type="float" office:value="1.31418778776384">
                <text:p>1.3141877877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6">
                <text:p>15.6</text:p>
              </table:table-cell>
              <table:table-cell office:value-type="float" office:value="1.28000427376987">
                <text:p>1.28000427376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8">
                <text:p>15.8</text:p>
              </table:table-cell>
              <table:table-cell office:value-type="float" office:value="1.24670991172195">
                <text:p>1.24670991172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">
                <text:p>16</text:p>
              </table:table-cell>
              <table:table-cell office:value-type="float" office:value="1.21428157377013">
                <text:p>1.21428157377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2">
                <text:p>16.2</text:p>
              </table:table-cell>
              <table:table-cell office:value-type="float" office:value="1.18269673364601">
                <text:p>1.18269673364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4">
                <text:p>16.4</text:p>
              </table:table-cell>
              <table:table-cell office:value-type="float" office:value="1.15193345101499">
                <text:p>1.15193345101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6">
                <text:p>16.6</text:p>
              </table:table-cell>
              <table:table-cell office:value-type="float" office:value="1.12197035623544">
                <text:p>1.1219703562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.8">
                <text:p>16.8</text:p>
              </table:table-cell>
              <table:table-cell office:value-type="float" office:value="1.09278663551433">
                <text:p>1.09278663551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">
                <text:p>17</text:p>
              </table:table-cell>
              <table:table-cell office:value-type="float" office:value="1.06436201644897">
                <text:p>1.06436201644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.2">
                <text:p>17.2</text:p>
              </table:table-cell>
              <table:table-cell office:value-type="float" office:value="1.03667675394487">
                <text:p>1.03667675394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4">
                <text:p>17.4</text:p>
              </table:table-cell>
              <table:table-cell office:value-type="float" office:value="1.00971161649979">
                <text:p>1.00971161649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6">
                <text:p>17.6</text:p>
              </table:table-cell>
              <table:table-cell office:value-type="float" office:value="0.983447872844685">
                <text:p>0.983447872844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.8">
                <text:p>17.8</text:p>
              </table:table-cell>
              <table:table-cell office:value-type="float" office:value="0.957867278932053">
                <text:p>0.957867278932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">
                <text:p>18</text:p>
              </table:table-cell>
              <table:table-cell office:value-type="float" office:value="0.932952065262738">
                <text:p>0.932952065262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.2">
                <text:p>18.2</text:p>
              </table:table-cell>
              <table:table-cell office:value-type="float" office:value="0.908684924542401">
                <text:p>0.90868492454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.4">
                <text:p>18.4</text:p>
              </table:table-cell>
              <table:table-cell office:value-type="float" office:value="0.885048999659049">
                <text:p>0.885048999659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.6">
                <text:p>18.6</text:p>
              </table:table-cell>
              <table:table-cell office:value-type="float" office:value="0.862027871973276">
                <text:p>0.862027871973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.8">
                <text:p>18.8</text:p>
              </table:table-cell>
              <table:table-cell office:value-type="float" office:value="0.8396055499131">
                <text:p>0.8396055499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">
                <text:p>19</text:p>
              </table:table-cell>
              <table:table-cell office:value-type="float" office:value="0.817766457865452">
                <text:p>0.817766457865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2">
                <text:p>19.2</text:p>
              </table:table-cell>
              <table:table-cell office:value-type="float" office:value="0.796495425356613">
                <text:p>0.796495425356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4">
                <text:p>19.4</text:p>
              </table:table-cell>
              <table:table-cell office:value-type="float" office:value="0.775777676514083">
                <text:p>0.775777676514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6">
                <text:p>19.6</text:p>
              </table:table-cell>
              <table:table-cell office:value-type="float" office:value="0.755598819802553">
                <text:p>0.755598819802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.8">
                <text:p>19.8</text:p>
              </table:table-cell>
              <table:table-cell office:value-type="float" office:value="0.735944838026861">
                <text:p>0.735944838026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">
                <text:p>20</text:p>
              </table:table-cell>
              <table:table-cell office:value-type="float" office:value="0.716802078594978">
                <text:p>0.716802078594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2">
                <text:p>20.2</text:p>
              </table:table-cell>
              <table:table-cell office:value-type="float" office:value="0.698157244034271">
                <text:p>0.698157244034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4">
                <text:p>20.4</text:p>
              </table:table-cell>
              <table:table-cell office:value-type="float" office:value="0.679997382754441">
                <text:p>0.679997382754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6">
                <text:p>20.6</text:p>
              </table:table-cell>
              <table:table-cell office:value-type="float" office:value="0.662309880050736">
                <text:p>0.662309880050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.8">
                <text:p>20.8</text:p>
              </table:table-cell>
              <table:table-cell office:value-type="float" office:value="0.64508244934117">
                <text:p>0.64508244934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">
                <text:p>21</text:p>
              </table:table-cell>
              <table:table-cell office:value-type="float" office:value="0.628303123631683">
                <text:p>0.628303123631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2">
                <text:p>21.2</text:p>
              </table:table-cell>
              <table:table-cell office:value-type="float" office:value="0.611960247203297">
                <text:p>0.611960247203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4">
                <text:p>21.4</text:p>
              </table:table-cell>
              <table:table-cell office:value-type="float" office:value="0.596042467515493">
                <text:p>0.596042467515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6">
                <text:p>21.6</text:p>
              </table:table-cell>
              <table:table-cell office:value-type="float" office:value="0.5805387273202">
                <text:p>0.5805387273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8">
                <text:p>21.8</text:p>
              </table:table-cell>
              <table:table-cell office:value-type="float" office:value="0.565438256980905">
                <text:p>0.565438256980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">
                <text:p>22</text:p>
              </table:table-cell>
              <table:table-cell office:value-type="float" office:value="0.550730566991545">
                <text:p>0.550730566991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2">
                <text:p>22.2</text:p>
              </table:table-cell>
              <table:table-cell office:value-type="float" office:value="0.536405440690002">
                <text:p>0.53640544069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4">
                <text:p>22.4</text:p>
              </table:table-cell>
              <table:table-cell office:value-type="float" office:value="0.522452927161118">
                <text:p>0.52245292716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6">
                <text:p>22.6</text:p>
              </table:table-cell>
              <table:table-cell office:value-type="float" office:value="0.50886333432432">
                <text:p>0.50886333432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7999999999999">
                <text:p>22.7999999999999</text:p>
              </table:table-cell>
              <table:table-cell office:value-type="float" office:value="0.495627222201035">
                <text:p>0.49562722220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.9999999999999">
                <text:p>22.9999999999999</text:p>
              </table:table-cell>
              <table:table-cell office:value-type="float" office:value="0.482735396357234">
                <text:p>0.482735396357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.1999999999999">
                <text:p>23.1999999999999</text:p>
              </table:table-cell>
              <table:table-cell office:value-type="float" office:value="0.470178901516538">
                <text:p>0.470178901516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.3999999999999">
                <text:p>23.3999999999999</text:p>
              </table:table-cell>
              <table:table-cell office:value-type="float" office:value="0.457949015339458">
                <text:p>0.457949015339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.5999999999999">
                <text:p>23.5999999999999</text:p>
              </table:table-cell>
              <table:table-cell office:value-type="float" office:value="0.446037242364442">
                <text:p>0.446037242364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.7999999999999">
                <text:p>23.7999999999999</text:p>
              </table:table-cell>
              <table:table-cell office:value-type="float" office:value="0.434435308106522">
                <text:p>0.434435308106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.9999999999999">
                <text:p>23.9999999999999</text:p>
              </table:table-cell>
              <table:table-cell office:value-type="float" office:value="0.423135153309465">
                <text:p>0.423135153309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.1999999999999">
                <text:p>24.1999999999999</text:p>
              </table:table-cell>
              <table:table-cell office:value-type="float" office:value="0.412128928347424">
                <text:p>0.412128928347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3999999999999">
                <text:p>24.3999999999999</text:p>
              </table:table-cell>
              <table:table-cell office:value-type="float" office:value="0.401408987772223">
                <text:p>0.401408987772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.5999999999999">
                <text:p>24.5999999999999</text:p>
              </table:table-cell>
              <table:table-cell office:value-type="float" office:value="0.390967885002454">
                <text:p>0.390967885002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.7999999999999">
                <text:p>24.7999999999999</text:p>
              </table:table-cell>
              <table:table-cell office:value-type="float" office:value="0.380798367150736">
                <text:p>0.380798367150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.9999999999999">
                <text:p>24.9999999999999</text:p>
              </table:table-cell>
              <table:table-cell office:value-type="float" office:value="0.370893369985507">
                <text:p>0.370893369985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.1999999999999">
                <text:p>25.1999999999999</text:p>
              </table:table-cell>
              <table:table-cell office:value-type="float" office:value="0.361246013023879">
                <text:p>0.361246013023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.3999999999999">
                <text:p>25.3999999999999</text:p>
              </table:table-cell>
              <table:table-cell office:value-type="float" office:value="0.351849594752119">
                <text:p>0.351849594752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.5999999999999">
                <text:p>25.5999999999999</text:p>
              </table:table-cell>
              <table:table-cell office:value-type="float" office:value="0.342697587970465">
                <text:p>0.342697587970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.7999999999999">
                <text:p>25.7999999999999</text:p>
              </table:table-cell>
              <table:table-cell office:value-type="float" office:value="0.333783635259018">
                <text:p>0.333783635259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5.9999999999999">
                <text:p>25.9999999999999</text:p>
              </table:table-cell>
              <table:table-cell office:value-type="float" office:value="0.325101544561577">
                <text:p>0.32510154456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.1999999999999">
                <text:p>26.1999999999999</text:p>
              </table:table-cell>
              <table:table-cell office:value-type="float" office:value="0.316645284884342">
                <text:p>0.316645284884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.3999999999999">
                <text:p>26.3999999999999</text:p>
              </table:table-cell>
              <table:table-cell office:value-type="float" office:value="0.308408982106497">
                <text:p>0.308408982106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.5999999999999">
                <text:p>26.5999999999999</text:p>
              </table:table-cell>
              <table:table-cell office:value-type="float" office:value="0.300386914899768">
                <text:p>0.300386914899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.7999999999999">
                <text:p>26.7999999999999</text:p>
              </table:table-cell>
              <table:table-cell office:value-type="float" office:value="0.292573510754114">
                <text:p>0.292573510754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6.9999999999999">
                <text:p>26.9999999999999</text:p>
              </table:table-cell>
              <table:table-cell office:value-type="float" office:value="0.284963342106796">
                <text:p>0.284963342106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.1999999999999">
                <text:p>27.1999999999999</text:p>
              </table:table-cell>
              <table:table-cell office:value-type="float" office:value="0.277551122572135">
                <text:p>0.277551122572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.3999999999999">
                <text:p>27.3999999999999</text:p>
              </table:table-cell>
              <table:table-cell office:value-type="float" office:value="0.270331703269335">
                <text:p>0.270331703269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.5999999999999">
                <text:p>27.5999999999999</text:p>
              </table:table-cell>
              <table:table-cell office:value-type="float" office:value="0.263300069245825">
                <text:p>0.263300069245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.7999999999999">
                <text:p>27.7999999999999</text:p>
              </table:table-cell>
              <table:table-cell office:value-type="float" office:value="0.256451335993637">
                <text:p>0.256451335993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7.9999999999999">
                <text:p>27.9999999999999</text:p>
              </table:table-cell>
              <table:table-cell office:value-type="float" office:value="0.249780746056389">
                <text:p>0.249780746056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.1999999999999">
                <text:p>28.1999999999999</text:p>
              </table:table-cell>
              <table:table-cell office:value-type="float" office:value="0.243283665724535">
                <text:p>0.243283665724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.3999999999999">
                <text:p>28.3999999999999</text:p>
              </table:table-cell>
              <table:table-cell office:value-type="float" office:value="0.236955581816565">
                <text:p>0.236955581816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.5999999999999">
                <text:p>28.5999999999999</text:p>
              </table:table-cell>
              <table:table-cell office:value-type="float" office:value="0.230792098543936">
                <text:p>0.23079209854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.7999999999999">
                <text:p>28.7999999999999</text:p>
              </table:table-cell>
              <table:table-cell office:value-type="float" office:value="0.224788934457548">
                <text:p>0.224788934457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8.9999999999999">
                <text:p>28.9999999999999</text:p>
              </table:table-cell>
              <table:table-cell office:value-type="float" office:value="0.218941919473643">
                <text:p>0.218941919473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.1999999999999">
                <text:p>29.1999999999999</text:p>
              </table:table-cell>
              <table:table-cell office:value-type="float" office:value="0.213246991977072">
                <text:p>0.213246991977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.3999999999999">
                <text:p>29.3999999999999</text:p>
              </table:table-cell>
              <table:table-cell office:value-type="float" office:value="0.207700195999898">
                <text:p>0.207700195999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.5999999999999">
                <text:p>29.5999999999999</text:p>
              </table:table-cell>
              <table:table-cell office:value-type="float" office:value="0.202297678473393">
                <text:p>0.202297678473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.7999999999999">
                <text:p>29.7999999999999</text:p>
              </table:table-cell>
              <table:table-cell office:value-type="float" office:value="0.197035686551516">
                <text:p>0.197035686551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9.9999999999999">
                <text:p>29.9999999999999</text:p>
              </table:table-cell>
              <table:table-cell office:value-type="float" office:value="0.191910565004004">
                <text:p>0.191910565004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